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等线" svg:font-family="等线"/>
    <style:font-face style:name="宋体" svg:font-family="宋体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8pt" style:font-size-asian="8pt" style:font-size-complex="8pt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0">
      <style:table-cell-properties style:vertical-align="middle" fo:background-color="#FCE4D6" style:repeat-content="false"/>
      <style:paragraph-properties fo:text-align="center"/>
      <style:text-properties fo:font-size="8pt" style:font-size-asian="8pt" style:font-size-complex="8pt"/>
    </style:style>
    <style:style style:name="ce5" style:family="table-cell" style:parent-style-name="Default" style:data-style-name="N19">
      <style:table-cell-properties style:vertical-align="middle" style:repeat-content="false"/>
      <style:paragraph-properties fo:text-align="center"/>
      <style:text-properties fo:font-size="8pt" style:font-size-asian="8pt" style:font-size-complex="8pt"/>
    </style:style>
    <style:style style:name="ce6" style:family="table-cell" style:parent-style-name="Default" style:data-style-name="N0">
      <style:table-cell-properties style:vertical-align="middle" fo:background-color="#E2EFDA" style:repeat-content="false"/>
      <style:paragraph-properties fo:text-align="center"/>
      <style:text-properties fo:font-size="8pt" style:font-size-asian="8pt" style:font-size-complex="8pt"/>
    </style:style>
    <style:style style:name="ce7" style:family="table-cell" style:parent-style-name="Default" style:data-style-name="N19">
      <style:table-cell-properties style:vertical-align="middle" fo:background-color="#FCE4D6" style:repeat-content="false"/>
      <style:paragraph-properties fo:text-align="center"/>
      <style:text-properties fo:font-size="8pt" style:font-size-asian="8pt" style:font-size-complex="8pt"/>
    </style:style>
    <style:style style:name="ce8" style:family="table-cell" style:parent-style-name="Default" style:data-style-name="N19">
      <style:table-cell-properties style:vertical-align="middle" fo:background-color="#E2EFDA" style:repeat-content="false"/>
      <style:paragraph-properties fo:text-align="center"/>
      <style:text-properties fo:font-size="8pt" style:font-size-asian="8pt" style:font-size-complex="8pt"/>
    </style:style>
    <style:style style:name="T1" style:family="text" style:parent-style-name="Default">
      <style:text-properties fo:color="#000000" style:text-line-through-style="none" style:font-name="宋体" style:font-name-asian="宋体" style:font-name-complex="宋体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2" style:family="text" style:parent-style-name="Default">
      <style:text-properties fo:color="#000000" style:text-line-through-style="none" style:font-name="Courier New" style:font-name-asian="Courier New" style:font-name-complex="Courier New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3" style:family="text" style:parent-style-name="Default">
      <style:text-properties fo:color="#000000" style:text-line-through-style="none" style:font-name="等线" style:font-name-asian="等线" style:font-name-complex="等线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493888888888889cm" style:use-optimal-column-width="true"/>
    </style:style>
    <style:style style:name="co2" style:family="table-column">
      <style:table-column-properties fo:break-before="auto" style:column-width="1.65805555555556cm" style:use-optimal-column-width="true"/>
    </style:style>
    <style:style style:name="co3" style:family="table-column">
      <style:table-column-properties fo:break-before="auto" style:column-width="1.79916666666667cm" style:use-optimal-column-width="true"/>
    </style:style>
    <style:style style:name="co4" style:family="table-column">
      <style:table-column-properties fo:break-before="auto" style:column-width="1.94027777777778cm" style:use-optimal-column-width="true"/>
    </style:style>
    <style:style style:name="co5" style:family="table-column">
      <style:table-column-properties fo:break-before="auto" style:column-width="3.40430555555556cm" style:use-optimal-column-width="true"/>
    </style:style>
    <style:style style:name="co6" style:family="table-column">
      <style:table-column-properties fo:break-before="auto" style:column-width="2.34597222222222cm" style:use-optimal-column-width="true"/>
    </style:style>
    <style:style style:name="co7" style:family="table-column">
      <style:table-column-properties fo:break-before="auto" style:column-width="1.83444444444444cm" style:use-optimal-column-width="true"/>
    </style:style>
    <style:style style:name="co8" style:family="table-column">
      <style:table-column-properties fo:break-before="auto" style:column-width="4.02166666666667cm" style:use-optimal-column-width="true"/>
    </style:style>
    <style:style style:name="co9" style:family="table-column">
      <style:table-column-properties fo:break-before="auto" style:column-width="0.829027777777778cm"/>
    </style:style>
    <style:style style:name="co10" style:family="table-column">
      <style:table-column-properties fo:break-before="auto" style:column-width="1.05833333333333cm" style:use-optimal-column-width="true"/>
    </style:style>
    <style:style style:name="co11" style:family="table-column">
      <style:table-column-properties fo:break-before="auto" style:column-width="1.83444444444444cm"/>
    </style:style>
    <style:style style:name="ro1" style:family="table-row">
      <style:table-row-properties style:row-height="1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rror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3" table:default-cell-style-name="ce2"/>
        <table:table-column table:style-name="co11" table:number-columns-repeated="16369" table:default-cell-style-name="ce2"/>
        <table:table-row table:style-name="ro1">
          <table:table-cell table:style-name="ce2"/>
          <table:table-cell office:value-type="string" table:style-name="ce2">
            <text:p>日付</text:p>
          </table:table-cell>
          <table:table-cell office:value-type="string" table:style-name="ce2">
            <text:p>棋士1</text:p>
          </table:table-cell>
          <table:table-cell office:value-type="string" table:style-name="ce2">
            <text:p>棋士2</text:p>
          </table:table-cell>
          <table:table-cell office:value-type="string" table:style-name="ce2">
            <text:p>棋戦名</text:p>
          </table:table-cell>
          <table:table-cell office:value-type="string" table:style-name="ce2">
            <text:p>期数</text:p>
          </table:table-cell>
          <table:table-cell office:value-type="string" table:style-name="ce2">
            <text:p>詳細1</text:p>
          </table:table-cell>
          <table:table-cell office:value-type="string" table:style-name="ce2">
            <text:p><text:span text:style-name="T1">詳細</text:span><text:span text:style-name="T2">2</text:span></text:p>
          </table:table-cell>
          <table:table-cell office:value-type="string" table:style-name="ce2">
            <text:p><text:span text:style-name="T1">詳細</text:span><text:span text:style-name="T2">3</text:span></text:p>
          </table:table-cell>
          <table:table-cell office:value-type="string" table:style-name="ce2">
            <text:p>備考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string" table:style-name="ce8">
            <text:p>1957/10/??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橋本三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C級2組</text:p>
          </table:table-cell>
          <table:table-cell table:number-columns-repeated="2" table:style-name="ce2"/>
          <table:table-cell office:value-type="string" table:style-name="ce6">
            <text:p>重複解消（日付不明）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7-10-04T00:00:00" table:style-name="ce7">
            <text:p>1957/10/4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橋本三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C級2組</text:p>
          </table:table-cell>
          <table:table-cell table:number-columns-repeated="2" table:style-name="ce2"/>
          <table:table-cell office:value-type="string" table:style-name="ce4">
            <text:p>重複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7-10-14T00:00:00" table:style-name="ce7">
            <text:p>1957/10/14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橋本三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C級2組</text:p>
          </table:table-cell>
          <table:table-cell table:number-columns-repeated="2" table:style-name="ce2"/>
          <table:table-cell office:value-type="string" table:style-name="ce4">
            <text:p>重複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1-11-02T00:00:00" table:style-name="ce5">
            <text:p>1961/11/2</text:p>
          </table:table-cell>
          <table:table-cell office:value-type="string" table:style-name="ce2">
            <text:p>市川伸</text:p>
          </table:table-cell>
          <table:table-cell office:value-type="string" table:style-name="ce2">
            <text:p>本間爽悦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予選</text:p>
          </table:table-cell>
          <table:table-cell office:value-type="string" table:style-name="ce2">
            <text:p>04組</text:p>
          </table:table-cell>
          <table:table-cell office:value-type="string" table:style-name="ce2">
            <text:p>02回戦</text:p>
          </table:table-cell>
          <table:table-cell office:value-type="string" table:style-name="ce4">
            <text:p>市川伸 勝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1-10-27T00:00:00" table:style-name="ce5">
            <text:p>1961/10/27</text:p>
          </table:table-cell>
          <table:table-cell office:value-type="string" table:style-name="ce2">
            <text:p>山川次彦</text:p>
          </table:table-cell>
          <table:table-cell office:value-type="string" table:style-name="ce2">
            <text:p>高柳敏夫</text:p>
          </table:table-cell>
          <table:table-cell office:value-type="string" table:style-name="ce2">
            <text:p>王座戦</text:p>
          </table:table-cell>
          <table:table-cell office:value-type="string" table:style-name="ce2">
            <text:p>第10回</text:p>
          </table:table-cell>
          <table:table-cell office:value-type="string" table:style-name="ce2">
            <text:p>二次予選</text:p>
          </table:table-cell>
          <table:table-cell office:value-type="string" table:style-name="ce2">
            <text:p>03組</text:p>
          </table:table-cell>
          <table:table-cell office:value-type="string" table:style-name="ce2">
            <text:p>01回戦</text:p>
          </table:table-cell>
          <table:table-cell office:value-type="string" table:style-name="ce4">
            <text:p>山川次彦 勝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string" table:style-name="ce5">
            <text:p>1986/??/??</text:p>
          </table:table-cell>
          <table:table-cell office:value-type="string" table:style-name="ce2">
            <text:p>木村義徳</text:p>
          </table:table-cell>
          <table:table-cell office:value-type="string" table:style-name="ce2">
            <text:p>中田章道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予選</text:p>
          </table:table-cell>
          <table:table-cell table:style-name="ce2"/>
          <table:table-cell office:value-type="string" table:style-name="ce2">
            <text:p>02回戦</text:p>
          </table:table-cell>
          <table:table-cell office:value-type="string" table:style-name="ce6">
            <text:p>日付不明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7-05-29T00:00:00" table:style-name="ce5">
            <text:p>1957/5/29</text:p>
          </table:table-cell>
          <table:table-cell office:value-type="string" table:style-name="ce2">
            <text:p>清野静男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九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2">
            <text:p>06組</text:p>
          </table:table-cell>
          <table:table-cell office:value-type="string" table:style-name="ce2">
            <text:p>02回戦</text:p>
          </table:table-cell>
          <table:table-cell office:value-type="string" table:style-name="ce4">
            <text:p>清野静男 勝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7-05-29T00:00:00" table:style-name="ce5">
            <text:p>1957/5/29</text:p>
          </table:table-cell>
          <table:table-cell office:value-type="string" table:style-name="ce2">
            <text:p>清野静男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九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2">
            <text:p>06組</text:p>
          </table:table-cell>
          <table:table-cell office:value-type="string" table:style-name="ce2">
            <text:p>02回戦</text:p>
          </table:table-cell>
          <table:table-cell office:value-type="string" table:style-name="ce6">
            <text:p>南口繁一 勝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1-10-27T00:00:00" table:style-name="ce5">
            <text:p>1961/10/27</text:p>
          </table:table-cell>
          <table:table-cell office:value-type="string" table:style-name="ce2">
            <text:p>山川次彦</text:p>
          </table:table-cell>
          <table:table-cell office:value-type="string" table:style-name="ce2">
            <text:p>高柳敏夫</text:p>
          </table:table-cell>
          <table:table-cell office:value-type="string" table:style-name="ce2">
            <text:p>王座戦</text:p>
          </table:table-cell>
          <table:table-cell office:value-type="string" table:style-name="ce2">
            <text:p>第10回</text:p>
          </table:table-cell>
          <table:table-cell office:value-type="string" table:style-name="ce2">
            <text:p>二次予選</text:p>
          </table:table-cell>
          <table:table-cell office:value-type="string" table:style-name="ce2">
            <text:p>03組</text:p>
          </table:table-cell>
          <table:table-cell office:value-type="string" table:style-name="ce2">
            <text:p>01回戦</text:p>
          </table:table-cell>
          <table:table-cell office:value-type="string" table:style-name="ce6">
            <text:p>高柳敏夫 勝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5-11-10T00:00:00" table:style-name="ce5">
            <text:p>1965/11/10</text:p>
          </table:table-cell>
          <table:table-cell office:value-type="string" table:style-name="ce2">
            <text:p>岡崎史明</text:p>
          </table:table-cell>
          <table:table-cell office:value-type="string" table:style-name="ce2">
            <text:p>高島弘光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5期</text:p>
          </table:table-cell>
          <table:table-cell office:value-type="string" table:style-name="ce2">
            <text:p>二次予選</text:p>
          </table:table-cell>
          <table:table-cell office:value-type="string" table:style-name="ce2">
            <text:p>08組</text:p>
          </table:table-cell>
          <table:table-cell office:value-type="string" table:style-name="ce2">
            <text:p>01回戦</text:p>
          </table:table-cell>
          <table:table-cell office:value-type="string" table:style-name="ce6">
            <text:p>高島弘光 勝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5-11-10T00:00:00" table:style-name="ce5">
            <text:p>1965/11/10</text:p>
          </table:table-cell>
          <table:table-cell office:value-type="string" table:style-name="ce2">
            <text:p>岡崎史明</text:p>
          </table:table-cell>
          <table:table-cell office:value-type="string" table:style-name="ce2">
            <text:p>高島弘光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5期</text:p>
          </table:table-cell>
          <table:table-cell office:value-type="string" table:style-name="ce2">
            <text:p>二次予選</text:p>
          </table:table-cell>
          <table:table-cell office:value-type="string" table:style-name="ce2">
            <text:p>08組</text:p>
          </table:table-cell>
          <table:table-cell office:value-type="string" table:style-name="ce2">
            <text:p>01回戦</text:p>
          </table:table-cell>
          <table:table-cell office:value-type="string" table:style-name="ce4">
            <text:p>岡崎史明 勝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string" table:style-name="ce5">
            <text:p>1986/??/??</text:p>
          </table:table-cell>
          <table:table-cell office:value-type="string" table:style-name="ce2">
            <text:p>木村義徳</text:p>
          </table:table-cell>
          <table:table-cell office:value-type="string" table:style-name="ce2">
            <text:p>中田章道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予選</text:p>
          </table:table-cell>
          <table:table-cell table:style-name="ce2"/>
          <table:table-cell office:value-type="string" table:style-name="ce2">
            <text:p>02回戦</text:p>
          </table:table-cell>
          <table:table-cell office:value-type="string" table:style-name="ce4">
            <text:p>対局缺失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3-04-02T00:00:00" table:style-name="ce5">
            <text:p>2013/4/2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三浦弘行</text:p>
          </table:table-cell>
          <table:table-cell office:value-type="string" table:style-name="ce2">
            <text:p>王座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二次予選</text:p>
          </table:table-cell>
          <table:table-cell office:value-type="string" table:style-name="ce4">
            <text:p>04組</text:p>
          </table:table-cell>
          <table:table-cell office:value-type="string" table:style-name="ce2">
            <text:p>決勝</text:p>
          </table:table-cell>
          <table:table-cell office:value-type="string" table:style-name="ce2">
            <text:p>当期他二次予選对局组别不明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1-11-02T00:00:00" table:style-name="ce5">
            <text:p>1961/11/2</text:p>
          </table:table-cell>
          <table:table-cell office:value-type="string" table:style-name="ce2">
            <text:p>市川伸</text:p>
          </table:table-cell>
          <table:table-cell office:value-type="string" table:style-name="ce2">
            <text:p>本間爽悦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予選</text:p>
          </table:table-cell>
          <table:table-cell office:value-type="string" table:style-name="ce2">
            <text:p>04組</text:p>
          </table:table-cell>
          <table:table-cell office:value-type="string" table:style-name="ce2">
            <text:p>02回戦</text:p>
          </table:table-cell>
          <table:table-cell office:value-type="string" table:style-name="ce6">
            <text:p>本間爽悦 勝</text:p>
          </table:table-cell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54-06-17T00:00:00" table:style-name="ce5">
            <text:p>1954/6/17</text:p>
          </table:table-cell>
          <table:table-cell office:value-type="string" table:style-name="ce2">
            <text:p>板谷四郎</text:p>
          </table:table-cell>
          <table:table-cell office:value-type="string" table:style-name="ce2">
            <text:p>松浦卓造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二次予選</text:p>
          </table:table-cell>
          <table:table-cell office:value-type="string" table:style-name="ce4">
            <text:p>02組</text:p>
          </table:table-cell>
          <table:table-cell office:value-type="string" table:style-name="ce2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54-06-17T00:00:00" table:style-name="ce5">
            <text:p>1954/6/17</text:p>
          </table:table-cell>
          <table:table-cell office:value-type="string" table:style-name="ce2">
            <text:p>板谷四郎</text:p>
          </table:table-cell>
          <table:table-cell office:value-type="string" table:style-name="ce2">
            <text:p>松浦卓造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二次予選</text:p>
          </table:table-cell>
          <table:table-cell office:value-type="string" table:style-name="ce6">
            <text:p>04組</text:p>
          </table:table-cell>
          <table:table-cell office:value-type="string" table:style-name="ce2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54-06-18T00:00:00" table:style-name="ce5">
            <text:p>1954/6/18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京須行男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二次予選</text:p>
          </table:table-cell>
          <table:table-cell office:value-type="string" table:style-name="ce4">
            <text:p>02組</text:p>
          </table:table-cell>
          <table:table-cell office:value-type="string" table:style-name="ce2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54-06-18T00:00:00" table:style-name="ce5">
            <text:p>1954/6/18</text:p>
          </table:table-cell>
          <table:table-cell office:value-type="string" table:style-name="ce2">
            <text:p>松田茂役</text:p>
          </table:table-cell>
          <table:table-cell office:value-type="string" table:style-name="ce2">
            <text:p>五十嵐豊一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二次予選</text:p>
          </table:table-cell>
          <table:table-cell office:value-type="string" table:style-name="ce4">
            <text:p>02組</text:p>
          </table:table-cell>
          <table:table-cell office:value-type="string" table:style-name="ce2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54-06-18T00:00:00" table:style-name="ce5">
            <text:p>1954/6/18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大和久彪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二次予選</text:p>
          </table:table-cell>
          <table:table-cell office:value-type="string" table:style-name="ce4">
            <text:p>02組</text:p>
          </table:table-cell>
          <table:table-cell office:value-type="string" table:style-name="ce2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54-06-18T00:00:00" table:style-name="ce5">
            <text:p>1954/6/18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京須行男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二次予選</text:p>
          </table:table-cell>
          <table:table-cell office:value-type="string" table:style-name="ce6">
            <text:p>04組</text:p>
          </table:table-cell>
          <table:table-cell office:value-type="string" table:style-name="ce2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54-06-18T00:00:00" table:style-name="ce5">
            <text:p>1954/6/18</text:p>
          </table:table-cell>
          <table:table-cell office:value-type="string" table:style-name="ce2">
            <text:p>松田茂役</text:p>
          </table:table-cell>
          <table:table-cell office:value-type="string" table:style-name="ce2">
            <text:p>五十嵐豊一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二次予選</text:p>
          </table:table-cell>
          <table:table-cell office:value-type="string" table:style-name="ce6">
            <text:p>03組</text:p>
          </table:table-cell>
          <table:table-cell office:value-type="string" table:style-name="ce2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54-06-18T00:00:00" table:style-name="ce5">
            <text:p>1954/6/18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大和久彪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二次予選</text:p>
          </table:table-cell>
          <table:table-cell office:value-type="string" table:style-name="ce6">
            <text:p>03組</text:p>
          </table:table-cell>
          <table:table-cell office:value-type="string" table:style-name="ce2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54-07-07T00:00:00" table:style-name="ce5">
            <text:p>1954/7/7</text:p>
          </table:table-cell>
          <table:table-cell office:value-type="string" table:style-name="ce2">
            <text:p>板谷四郎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二次予選</text:p>
          </table:table-cell>
          <table:table-cell office:value-type="string" table:style-name="ce4">
            <text:p>02組</text:p>
          </table:table-cell>
          <table:table-cell office:value-type="string" table:style-name="ce2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54-07-07T00:00:00" table:style-name="ce5">
            <text:p>1954/7/7</text:p>
          </table:table-cell>
          <table:table-cell office:value-type="string" table:style-name="ce2">
            <text:p>松田茂役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二次予選</text:p>
          </table:table-cell>
          <table:table-cell office:value-type="string" table:style-name="ce4">
            <text:p>02組</text:p>
          </table:table-cell>
          <table:table-cell office:value-type="string" table:style-name="ce2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54-07-07T00:00:00" table:style-name="ce5">
            <text:p>1954/7/7</text:p>
          </table:table-cell>
          <table:table-cell office:value-type="string" table:style-name="ce2">
            <text:p>板谷四郎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二次予選</text:p>
          </table:table-cell>
          <table:table-cell office:value-type="string" table:style-name="ce6">
            <text:p>04組</text:p>
          </table:table-cell>
          <table:table-cell office:value-type="string" table:style-name="ce2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54-07-07T00:00:00" table:style-name="ce5">
            <text:p>1954/7/7</text:p>
          </table:table-cell>
          <table:table-cell office:value-type="string" table:style-name="ce2">
            <text:p>松田茂役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二次予選</text:p>
          </table:table-cell>
          <table:table-cell office:value-type="string" table:style-name="ce6">
            <text:p>03組</text:p>
          </table:table-cell>
          <table:table-cell office:value-type="string" table:style-name="ce2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55-02-13T00:00:00" table:style-name="ce5">
            <text:p>1955/2/13</text:p>
          </table:table-cell>
          <table:table-cell office:value-type="string" table:style-name="ce2">
            <text:p>花村元司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55-02-13T00:00:00" table:style-name="ce5">
            <text:p>1955/2/13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灘蓮照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55-02-13T00:00:00" table:style-name="ce5">
            <text:p>1955/2/13</text:p>
          </table:table-cell>
          <table:table-cell office:value-type="string" table:style-name="ce2">
            <text:p>花村元司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55-02-13T00:00:00" table:style-name="ce5">
            <text:p>1955/2/13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灘蓮照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55-04-02T00:00:00" table:style-name="ce5">
            <text:p>1955/4/2</text:p>
          </table:table-cell>
          <table:table-cell office:value-type="string" table:style-name="ce2">
            <text:p>灘蓮照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55-04-02T00:00:00" table:style-name="ce5">
            <text:p>1955/4/2</text:p>
          </table:table-cell>
          <table:table-cell office:value-type="string" table:style-name="ce2">
            <text:p>灘蓮照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57-04-06T00:00:00" table:style-name="ce5">
            <text:p>1957/4/6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57-04-06T00:00:00" table:style-name="ce5">
            <text:p>1957/4/6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6">
            <text:p>第1局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57-04-24T00:00:00" table:style-name="ce5">
            <text:p>1957/4/24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57-04-24T00:00:00" table:style-name="ce5">
            <text:p>1957/4/24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6">
            <text:p>第2局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57-04-29T00:00:00" table:style-name="ce5">
            <text:p>1957/4/29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57-04-29T00:00:00" table:style-name="ce5">
            <text:p>1957/4/29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6">
            <text:p>第3局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58-03-26T00:00:00" table:style-name="ce5">
            <text:p>1958/3/26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58-03-26T00:00:00" table:style-name="ce5">
            <text:p>1958/3/26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58-04-04T00:00:00" table:style-name="ce5">
            <text:p>1958/4/4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58-04-04T00:00:00" table:style-name="ce5">
            <text:p>1958/4/4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6">
            <text:p>第1局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58-04-12T00:00:00" table:style-name="ce5">
            <text:p>1958/4/12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58-04-12T00:00:00" table:style-name="ce5">
            <text:p>1958/4/12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6">
            <text:p>第2局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59-04-05T00:00:00" table:style-name="ce5">
            <text:p>1959/4/5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灘蓮照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59-04-05T00:00:00" table:style-name="ce5">
            <text:p>1959/4/5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灘蓮照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59-04-16T00:00:00" table:style-name="ce5">
            <text:p>1959/4/16</text:p>
          </table:table-cell>
          <table:table-cell office:value-type="string" table:style-name="ce2">
            <text:p>灘蓮照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59-04-16T00:00:00" table:style-name="ce5">
            <text:p>1959/4/16</text:p>
          </table:table-cell>
          <table:table-cell office:value-type="string" table:style-name="ce2">
            <text:p>灘蓮照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62-02-27T00:00:00" table:style-name="ce5">
            <text:p>1962/2/27</text:p>
          </table:table-cell>
          <table:table-cell office:value-type="string" table:style-name="ce2">
            <text:p>加藤博二</text:p>
          </table:table-cell>
          <table:table-cell office:value-type="string" table:style-name="ce2">
            <text:p>佐藤大五郎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62-02-27T00:00:00" table:style-name="ce5">
            <text:p>1962/2/27</text:p>
          </table:table-cell>
          <table:table-cell office:value-type="string" table:style-name="ce2">
            <text:p>加藤博二</text:p>
          </table:table-cell>
          <table:table-cell office:value-type="string" table:style-name="ce2">
            <text:p>佐藤大五郎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62-03-07T00:00:00" table:style-name="ce5">
            <text:p>1962/3/7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佐藤大五郎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62-03-07T00:00:00" table:style-name="ce5">
            <text:p>1962/3/7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佐藤大五郎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62-09-14T00:00:00" table:style-name="ce5">
            <text:p>1962/9/14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62-09-14T00:00:00" table:style-name="ce5">
            <text:p>1962/9/14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62-10-02T00:00:00" table:style-name="ce5">
            <text:p>1962/10/2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62-10-02T00:00:00" table:style-name="ce5">
            <text:p>1962/10/2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決勝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63-04-17T00:00:00" table:style-name="ce5">
            <text:p>1963/4/17</text:p>
          </table:table-cell>
          <table:table-cell office:value-type="string" table:style-name="ce2">
            <text:p>山田道美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63-04-17T00:00:00" table:style-name="ce5">
            <text:p>1963/4/17</text:p>
          </table:table-cell>
          <table:table-cell office:value-type="string" table:style-name="ce2">
            <text:p>山田道美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63-06-14T00:00:00" table:style-name="ce5">
            <text:p>1963/6/14</text:p>
          </table:table-cell>
          <table:table-cell office:value-type="string" table:style-name="ce2">
            <text:p>山田道美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63-06-14T00:00:00" table:style-name="ce5">
            <text:p>1963/6/14</text:p>
          </table:table-cell>
          <table:table-cell office:value-type="string" table:style-name="ce2">
            <text:p>山田道美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65-03-22T00:00:00" table:style-name="ce5">
            <text:p>1965/3/22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4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65-03-22T00:00:00" table:style-name="ce5">
            <text:p>1965/3/22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4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67-02-06T00:00:00" table:style-name="ce5">
            <text:p>1967/2/6</text:p>
          </table:table-cell>
          <table:table-cell office:value-type="string" table:style-name="ce2">
            <text:p>佐伯昌優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9期</text:p>
          </table:table-cell>
          <table:table-cell office:value-type="string" table:style-name="ce2">
            <text:p>予選</text:p>
          </table:table-cell>
          <table:table-cell office:value-type="string" table:style-name="ce2">
            <text:p>04組</text:p>
          </table:table-cell>
          <table:table-cell office:value-type="string" table:style-name="ce4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67-02-06T00:00:00" table:style-name="ce5">
            <text:p>1967/2/6</text:p>
          </table:table-cell>
          <table:table-cell office:value-type="string" table:style-name="ce2">
            <text:p>佐伯昌優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9期</text:p>
          </table:table-cell>
          <table:table-cell office:value-type="string" table:style-name="ce2">
            <text:p>予選</text:p>
          </table:table-cell>
          <table:table-cell office:value-type="string" table:style-name="ce2">
            <text:p>04組</text:p>
          </table:table-cell>
          <table:table-cell office:value-type="string" table:style-name="ce6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67-02-15T00:00:00" table:style-name="ce5">
            <text:p>1967/2/15</text:p>
          </table:table-cell>
          <table:table-cell office:value-type="string" table:style-name="ce2">
            <text:p>佐藤大五郎</text:p>
          </table:table-cell>
          <table:table-cell office:value-type="string" table:style-name="ce2">
            <text:p>佐藤庄平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予選</text:p>
          </table:table-cell>
          <table:table-cell office:value-type="string" table:style-name="ce2">
            <text:p>04組</text:p>
          </table:table-cell>
          <table:table-cell office:value-type="string" table:style-name="ce4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67-02-15T00:00:00" table:style-name="ce5">
            <text:p>1967/2/15</text:p>
          </table:table-cell>
          <table:table-cell office:value-type="string" table:style-name="ce2">
            <text:p>佐藤大五郎</text:p>
          </table:table-cell>
          <table:table-cell office:value-type="string" table:style-name="ce2">
            <text:p>佐藤庄平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予選</text:p>
          </table:table-cell>
          <table:table-cell office:value-type="string" table:style-name="ce2">
            <text:p>04組</text:p>
          </table:table-cell>
          <table:table-cell office:value-type="string" table:style-name="ce6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68-03-29T00:00:00" table:style-name="ce5">
            <text:p>1968/3/29</text:p>
          </table:table-cell>
          <table:table-cell office:value-type="string" table:style-name="ce2">
            <text:p>西村一義</text:p>
          </table:table-cell>
          <table:table-cell office:value-type="string" table:style-name="ce2">
            <text:p>松下力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8期</text:p>
          </table:table-cell>
          <table:table-cell office:value-type="string" table:style-name="ce2">
            <text:p>一次予選</text:p>
          </table:table-cell>
          <table:table-cell office:value-type="string" table:style-name="ce2">
            <text:p>05組</text:p>
          </table:table-cell>
          <table:table-cell office:value-type="string" table:style-name="ce4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68-03-29T00:00:00" table:style-name="ce5">
            <text:p>1968/3/29</text:p>
          </table:table-cell>
          <table:table-cell office:value-type="string" table:style-name="ce2">
            <text:p>西村一義</text:p>
          </table:table-cell>
          <table:table-cell office:value-type="string" table:style-name="ce2">
            <text:p>松下力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8期</text:p>
          </table:table-cell>
          <table:table-cell office:value-type="string" table:style-name="ce2">
            <text:p>一次予選</text:p>
          </table:table-cell>
          <table:table-cell office:value-type="string" table:style-name="ce2">
            <text:p>05組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68-07-13T00:00:00" table:style-name="ce5">
            <text:p>1968/7/13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68-07-13T00:00:00" table:style-name="ce5">
            <text:p>1968/7/13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68-08-27T00:00:00" table:style-name="ce5">
            <text:p>1968/8/27</text:p>
          </table:table-cell>
          <table:table-cell office:value-type="string" table:style-name="ce2">
            <text:p>山田道美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number-columns-repeated="16375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68-08-27T00:00:00" table:style-name="ce5">
            <text:p>1968/8/27</text:p>
          </table:table-cell>
          <table:table-cell office:value-type="string" table:style-name="ce2">
            <text:p>山田道美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決勝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68-10-18T00:00:00" table:style-name="ce5">
            <text:p>1968/10/18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山川次彦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6">
            <text:p>08組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68-10-18T00:00:00" table:style-name="ce5">
            <text:p>1968/10/18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山川次彦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4">
            <text:p>06組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68-11-19T00:00:00" table:style-name="ce5">
            <text:p>1968/11/19</text:p>
          </table:table-cell>
          <table:table-cell office:value-type="string" table:style-name="ce2">
            <text:p>北村昌男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6">
            <text:p>08組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68-11-19T00:00:00" table:style-name="ce5">
            <text:p>1968/11/19</text:p>
          </table:table-cell>
          <table:table-cell office:value-type="string" table:style-name="ce2">
            <text:p>北村昌男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4">
            <text:p>06組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68-12-23T00:00:00" table:style-name="ce5">
            <text:p>1968/12/23</text:p>
          </table:table-cell>
          <table:table-cell office:value-type="string" table:style-name="ce2">
            <text:p>北村昌男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6">
            <text:p>08組</text:p>
          </table:table-cell>
          <table:table-cell office:value-type="string" table:style-name="ce4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68-12-23T00:00:00" table:style-name="ce5">
            <text:p>1968/12/23</text:p>
          </table:table-cell>
          <table:table-cell office:value-type="string" table:style-name="ce2">
            <text:p>北村昌男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4">
            <text:p>06組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69-02-28T00:00:00" table:style-name="ce5">
            <text:p>1969/2/28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加藤博二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69-02-28T00:00:00" table:style-name="ce5">
            <text:p>1969/2/28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加藤博二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69-03-03T00:00:00" table:style-name="ce5">
            <text:p>1969/3/3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大友昇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69-03-03T00:00:00" table:style-name="ce5">
            <text:p>1969/3/3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大友昇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69-03-13T00:00:00" table:style-name="ce5">
            <text:p>1969/3/13</text:p>
          </table:table-cell>
          <table:table-cell office:value-type="string" table:style-name="ce2">
            <text:p>大友昇</text:p>
          </table:table-cell>
          <table:table-cell office:value-type="string" table:style-name="ce2">
            <text:p>加藤博二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69-03-13T00:00:00" table:style-name="ce5">
            <text:p>1969/3/13</text:p>
          </table:table-cell>
          <table:table-cell office:value-type="string" table:style-name="ce2">
            <text:p>大友昇</text:p>
          </table:table-cell>
          <table:table-cell office:value-type="string" table:style-name="ce2">
            <text:p>加藤博二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69-08-25T00:00:00" table:style-name="ce5">
            <text:p>1969/8/25</text:p>
          </table:table-cell>
          <table:table-cell office:value-type="string" table:style-name="ce2">
            <text:p>大内延介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table:style-name="ce4"/>
          <table:table-cell table:number-columns-repeated="16375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69-08-25T00:00:00" table:style-name="ce5">
            <text:p>1969/8/25</text:p>
          </table:table-cell>
          <table:table-cell office:value-type="string" table:style-name="ce2">
            <text:p>大内延介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69-08-28T00:00:00" table:style-name="ce5">
            <text:p>1969/8/28</text:p>
          </table:table-cell>
          <table:table-cell office:value-type="string" table:style-name="ce2">
            <text:p>大内延介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table:style-name="ce4"/>
          <table:table-cell table:number-columns-repeated="16375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69-08-28T00:00:00" table:style-name="ce5">
            <text:p>1969/8/28</text:p>
          </table:table-cell>
          <table:table-cell office:value-type="string" table:style-name="ce2">
            <text:p>大内延介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office:value-type="string" table:style-name="ce6">
            <text:p>決勝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70-07-07T00:00:00" table:style-name="ce5">
            <text:p>1970/7/7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70-07-07T00:00:00" table:style-name="ce5">
            <text:p>1970/7/7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70-07-13T00:00:00" table:style-name="ce5">
            <text:p>1970/7/13</text:p>
          </table:table-cell>
          <table:table-cell office:value-type="string" table:style-name="ce2">
            <text:p>西村一義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70-07-13T00:00:00" table:style-name="ce5">
            <text:p>1970/7/13</text:p>
          </table:table-cell>
          <table:table-cell office:value-type="string" table:style-name="ce2">
            <text:p>西村一義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70-08-11T00:00:00" table:style-name="ce5">
            <text:p>1970/8/11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number-columns-repeated="16375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70-08-11T00:00:00" table:style-name="ce5">
            <text:p>1970/8/11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70-08-19T00:00:00" table:style-name="ce5">
            <text:p>1970/8/19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松田茂役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number-columns-repeated="16375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70-08-19T00:00:00" table:style-name="ce5">
            <text:p>1970/8/19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松田茂役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決勝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70-09-28T00:00:00" table:style-name="ce5">
            <text:p>1970/9/28</text:p>
          </table:table-cell>
          <table:table-cell office:value-type="string" table:style-name="ce2">
            <text:p>田辺一郎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一次予選</text:p>
          </table:table-cell>
          <table:table-cell office:value-type="string" table:style-name="ce4">
            <text:p>04組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70-09-28T00:00:00" table:style-name="ce5">
            <text:p>1970/9/28</text:p>
          </table:table-cell>
          <table:table-cell office:value-type="string" table:style-name="ce2">
            <text:p>田辺一郎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一次予選</text:p>
          </table:table-cell>
          <table:table-cell office:value-type="string" table:style-name="ce6">
            <text:p>03組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70-10-10T00:00:00" table:style-name="ce5">
            <text:p>1970/10/10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角田三男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一次予選</text:p>
          </table:table-cell>
          <table:table-cell office:value-type="string" table:style-name="ce4">
            <text:p>03組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70-10-10T00:00:00" table:style-name="ce5">
            <text:p>1970/10/10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角田三男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一次予選</text:p>
          </table:table-cell>
          <table:table-cell office:value-type="string" table:style-name="ce6">
            <text:p>02組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71-08-25T00:00:00" table:style-name="ce5">
            <text:p>1971/8/25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number-columns-repeated="16375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71-08-25T00:00:00" table:style-name="ce5">
            <text:p>1971/8/25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71-08-27T00:00:00" table:style-name="ce5">
            <text:p>1971/8/27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関根茂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number-columns-repeated="16375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71-08-27T00:00:00" table:style-name="ce5">
            <text:p>1971/8/27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関根茂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決勝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72-05-02T00:00:00" table:style-name="ce5">
            <text:p>1972/5/2</text:p>
          </table:table-cell>
          <table:table-cell office:value-type="string" table:style-name="ce2">
            <text:p>富沢幹雄</text:p>
          </table:table-cell>
          <table:table-cell office:value-type="string" table:style-name="ce2">
            <text:p>芹沢博文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2期</text:p>
          </table:table-cell>
          <table:table-cell office:value-type="string" table:style-name="ce2">
            <text:p>一次予選</text:p>
          </table:table-cell>
          <table:table-cell office:value-type="string" table:style-name="ce2">
            <text:p>08組</text:p>
          </table:table-cell>
          <table:table-cell office:value-type="string" table:style-name="ce4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72-05-02T00:00:00" table:style-name="ce5">
            <text:p>1972/5/2</text:p>
          </table:table-cell>
          <table:table-cell office:value-type="string" table:style-name="ce2">
            <text:p>富沢幹雄</text:p>
          </table:table-cell>
          <table:table-cell office:value-type="string" table:style-name="ce2">
            <text:p>芹沢博文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2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08組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72-08-09T00:00:00" table:style-name="ce5">
            <text:p>1972/8/9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number-columns-repeated="16375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72-08-09T00:00:00" table:style-name="ce5">
            <text:p>1972/8/9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72-08-29T00:00:00" table:style-name="ce5">
            <text:p>1972/8/29</text:p>
          </table:table-cell>
          <table:table-cell office:value-type="string" table:style-name="ce2">
            <text:p>関根茂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number-columns-repeated="16375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72-08-29T00:00:00" table:style-name="ce5">
            <text:p>1972/8/29</text:p>
          </table:table-cell>
          <table:table-cell office:value-type="string" table:style-name="ce2">
            <text:p>関根茂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決勝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75-02-12T00:00:00" table:style-name="ce5">
            <text:p>1975/2/12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4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75-02-12T00:00:00" table:style-name="ce5">
            <text:p>1975/2/12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4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75-03-12T00:00:00" table:style-name="ce5">
            <text:p>1975/3/12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関根茂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4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75-03-12T00:00:00" table:style-name="ce5">
            <text:p>1975/3/12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関根茂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4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76-03-15T00:00:00" table:style-name="ce5">
            <text:p>1976/3/15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76-03-15T00:00:00" table:style-name="ce5">
            <text:p>1976/3/15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76-03-23T00:00:00" table:style-name="ce5">
            <text:p>1976/3/23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76-03-23T00:00:00" table:style-name="ce5">
            <text:p>1976/3/23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76-07-29T00:00:00" table:style-name="ce5">
            <text:p>1976/7/29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7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number-columns-repeated="16375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76-07-29T00:00:00" table:style-name="ce5">
            <text:p>1976/7/29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7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76-08-10T00:00:00" table:style-name="ce5">
            <text:p>1976/8/10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森安秀光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7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number-columns-repeated="16375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76-08-10T00:00:00" table:style-name="ce5">
            <text:p>1976/8/10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森安秀光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7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決勝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77-07-05T00:00:00" table:style-name="ce5">
            <text:p>1977/7/5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4">
            <text:p>白組残留決定戦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77-07-05T00:00:00" table:style-name="ce5">
            <text:p>1977/7/5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6">
            <text:p>紅組残留決定戦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77-09-15T00:00:00" table:style-name="ce5">
            <text:p>1977/9/15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77-09-15T00:00:00" table:style-name="ce5">
            <text:p>1977/9/15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77-09-28T00:00:00" table:style-name="ce5">
            <text:p>1977/9/28</text:p>
          </table:table-cell>
          <table:table-cell office:value-type="string" table:style-name="ce2">
            <text:p>勝浦修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77-09-28T00:00:00" table:style-name="ce5">
            <text:p>1977/9/28</text:p>
          </table:table-cell>
          <table:table-cell office:value-type="string" table:style-name="ce2">
            <text:p>勝浦修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77-09-30T00:00:00" table:style-name="ce5">
            <text:p>1977/9/30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77-09-30T00:00:00" table:style-name="ce5">
            <text:p>1977/9/30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77-10-14T00:00:00" table:style-name="ce5">
            <text:p>1977/10/14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77-10-14T00:00:00" table:style-name="ce5">
            <text:p>1977/10/14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淡路仁茂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77-10-14T00:00:00" table:style-name="ce5">
            <text:p>1977/10/14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77-10-14T00:00:00" table:style-name="ce5">
            <text:p>1977/10/14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淡路仁茂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77-10-19T00:00:00" table:style-name="ce5">
            <text:p>1977/10/19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淡路仁茂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77-10-19T00:00:00" table:style-name="ce5">
            <text:p>1977/10/19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淡路仁茂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77-10-25T00:00:00" table:style-name="ce5">
            <text:p>1977/10/25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勝浦修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77-10-25T00:00:00" table:style-name="ce5">
            <text:p>1977/10/25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勝浦修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77-10-26T00:00:00" table:style-name="ce5">
            <text:p>1977/10/26</text:p>
          </table:table-cell>
          <table:table-cell office:value-type="string" table:style-name="ce2">
            <text:p>淡路仁茂</text:p>
          </table:table-cell>
          <table:table-cell office:value-type="string" table:style-name="ce2">
            <text:p>西村一義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77-10-26T00:00:00" table:style-name="ce5">
            <text:p>1977/10/26</text:p>
          </table:table-cell>
          <table:table-cell office:value-type="string" table:style-name="ce2">
            <text:p>淡路仁茂</text:p>
          </table:table-cell>
          <table:table-cell office:value-type="string" table:style-name="ce2">
            <text:p>西村一義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77-10-29T00:00:00" table:style-name="ce5">
            <text:p>1977/10/29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勝浦修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77-10-29T00:00:00" table:style-name="ce5">
            <text:p>1977/10/29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勝浦修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77-11-01T00:00:00" table:style-name="ce5">
            <text:p>1977/11/1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77-11-01T00:00:00" table:style-name="ce5">
            <text:p>1977/11/1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77-11-02T00:00:00" table:style-name="ce5">
            <text:p>1977/11/2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77-11-02T00:00:00" table:style-name="ce5">
            <text:p>1977/11/2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77-11-08T00:00:00" table:style-name="ce5">
            <text:p>1977/11/8</text:p>
          </table:table-cell>
          <table:table-cell office:value-type="string" table:style-name="ce2">
            <text:p>西村一義</text:p>
          </table:table-cell>
          <table:table-cell office:value-type="string" table:style-name="ce2">
            <text:p>勝浦修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77-11-08T00:00:00" table:style-name="ce5">
            <text:p>1977/11/8</text:p>
          </table:table-cell>
          <table:table-cell office:value-type="string" table:style-name="ce2">
            <text:p>西村一義</text:p>
          </table:table-cell>
          <table:table-cell office:value-type="string" table:style-name="ce2">
            <text:p>勝浦修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77-11-11T00:00:00" table:style-name="ce5">
            <text:p>1977/11/11</text:p>
          </table:table-cell>
          <table:table-cell office:value-type="string" table:style-name="ce2">
            <text:p>勝浦修</text:p>
          </table:table-cell>
          <table:table-cell office:value-type="string" table:style-name="ce2">
            <text:p>淡路仁茂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77-11-11T00:00:00" table:style-name="ce5">
            <text:p>1977/11/11</text:p>
          </table:table-cell>
          <table:table-cell office:value-type="string" table:style-name="ce2">
            <text:p>勝浦修</text:p>
          </table:table-cell>
          <table:table-cell office:value-type="string" table:style-name="ce2">
            <text:p>淡路仁茂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77-11-12T00:00:00" table:style-name="ce5">
            <text:p>1977/11/12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77-11-12T00:00:00" table:style-name="ce5">
            <text:p>1977/11/12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77-11-18T00:00:00" table:style-name="ce5">
            <text:p>1977/11/18</text:p>
          </table:table-cell>
          <table:table-cell office:value-type="string" table:style-name="ce2">
            <text:p>西村一義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77-11-18T00:00:00" table:style-name="ce5">
            <text:p>1977/11/18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淡路仁茂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77-11-18T00:00:00" table:style-name="ce5">
            <text:p>1977/11/18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77-11-18T00:00:00" table:style-name="ce5">
            <text:p>1977/11/18</text:p>
          </table:table-cell>
          <table:table-cell office:value-type="string" table:style-name="ce2">
            <text:p>西村一義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77-11-18T00:00:00" table:style-name="ce5">
            <text:p>1977/11/18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淡路仁茂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77-11-18T00:00:00" table:style-name="ce5">
            <text:p>1977/11/18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77-11-25T00:00:00" table:style-name="ce5">
            <text:p>1977/11/25</text:p>
          </table:table-cell>
          <table:table-cell office:value-type="string" table:style-name="ce2">
            <text:p>淡路仁茂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77-11-25T00:00:00" table:style-name="ce5">
            <text:p>1977/11/25</text:p>
          </table:table-cell>
          <table:table-cell office:value-type="string" table:style-name="ce2">
            <text:p>淡路仁茂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77-11-28T00:00:00" table:style-name="ce5">
            <text:p>1977/11/28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勝浦修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77-11-28T00:00:00" table:style-name="ce5">
            <text:p>1977/11/28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勝浦修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77-11-29T00:00:00" table:style-name="ce5">
            <text:p>1977/11/29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77-11-29T00:00:00" table:style-name="ce5">
            <text:p>1977/11/29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77-12-02T00:00:00" table:style-name="ce5">
            <text:p>1977/12/2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77-12-02T00:00:00" table:style-name="ce5">
            <text:p>1977/12/2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78-06-13T00:00:00" table:style-name="ce5">
            <text:p>1978/6/13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78-06-13T00:00:00" table:style-name="ce5">
            <text:p>1978/6/13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78-06-19T00:00:00" table:style-name="ce5">
            <text:p>1978/6/19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大内延介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78-06-19T00:00:00" table:style-name="ce5">
            <text:p>1978/6/19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大内延介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78-07-13T00:00:00" table:style-name="ce5">
            <text:p>1978/7/13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大内延介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4">
            <text:p>紅組プレーオフ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78-07-13T00:00:00" table:style-name="ce5">
            <text:p>1978/7/13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森安秀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78-07-13T00:00:00" table:style-name="ce5">
            <text:p>1978/7/13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大内延介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6">
            <text:p>紅組残留決定戦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78-07-13T00:00:00" table:style-name="ce5">
            <text:p>1978/7/13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森安秀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78-07-27T00:00:00" table:style-name="ce5">
            <text:p>1978/7/27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78-07-27T00:00:00" table:style-name="ce5">
            <text:p>1978/7/27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78-10-25T00:00:00" table:style-name="ce5">
            <text:p>1978/10/25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78-10-25T00:00:00" table:style-name="ce5">
            <text:p>1978/10/25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78-11-14T00:00:00" table:style-name="ce5">
            <text:p>1978/11/14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78-11-14T00:00:00" table:style-name="ce5">
            <text:p>1978/11/14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78-11-27T00:00:00" table:style-name="ce5">
            <text:p>1978/11/27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78-11-27T00:00:00" table:style-name="ce5">
            <text:p>1978/11/27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78-12-12T00:00:00" table:style-name="ce5">
            <text:p>1978/12/12</text:p>
          </table:table-cell>
          <table:table-cell office:value-type="string" table:style-name="ce2">
            <text:p>芹沢博文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78-12-12T00:00:00" table:style-name="ce5">
            <text:p>1978/12/12</text:p>
          </table:table-cell>
          <table:table-cell office:value-type="string" table:style-name="ce2">
            <text:p>芹沢博文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78-12-13T00:00:00" table:style-name="ce5">
            <text:p>1978/12/13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78-12-13T00:00:00" table:style-name="ce5">
            <text:p>1978/12/13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78-12-19T00:00:00" table:style-name="ce5">
            <text:p>1978/12/19</text:p>
          </table:table-cell>
          <table:table-cell office:value-type="string" table:style-name="ce2">
            <text:p>酒井順吉</text:p>
          </table:table-cell>
          <table:table-cell office:value-type="string" table:style-name="ce2">
            <text:p>小阪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78-12-19T00:00:00" table:style-name="ce5">
            <text:p>1978/12/19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青木清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78-12-19T00:00:00" table:style-name="ce5">
            <text:p>1978/12/19</text:p>
          </table:table-cell>
          <table:table-cell office:value-type="string" table:style-name="ce2">
            <text:p>酒井順吉</text:p>
          </table:table-cell>
          <table:table-cell office:value-type="string" table:style-name="ce2">
            <text:p>小阪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7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78-12-19T00:00:00" table:style-name="ce5">
            <text:p>1978/12/19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青木清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7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78-12-21T00:00:00" table:style-name="ce5">
            <text:p>1978/12/21</text:p>
          </table:table-cell>
          <table:table-cell office:value-type="string" table:style-name="ce2">
            <text:p>松田茂役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05回戦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78-12-21T00:00:00" table:style-name="ce5">
            <text:p>1978/12/21</text:p>
          </table:table-cell>
          <table:table-cell office:value-type="string" table:style-name="ce2">
            <text:p>松田茂役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04回戦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79-01-31T00:00:00" table:style-name="ce5">
            <text:p>1979/1/31</text:p>
          </table:table-cell>
          <table:table-cell office:value-type="string" table:style-name="ce2">
            <text:p>角田三男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8回戦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79-01-31T00:00:00" table:style-name="ce5">
            <text:p>1979/1/31</text:p>
          </table:table-cell>
          <table:table-cell office:value-type="string" table:style-name="ce2">
            <text:p>角田三男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7回戦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79-06-01T00:00:00" table:style-name="ce5">
            <text:p>1979/6/1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6回戦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79-06-01T00:00:00" table:style-name="ce5">
            <text:p>1979/6/1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7回戦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79-06-01T00:00:00" table:style-name="ce5">
            <text:p>1979/6/1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8回戦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79-06-01T00:00:00" table:style-name="ce5">
            <text:p>1979/6/1</text:p>
          </table:table-cell>
          <table:table-cell office:value-type="string" table:style-name="ce2">
            <text:p>鈴木輝彦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9回戦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79-06-01T00:00:00" table:style-name="ce5">
            <text:p>1979/6/1</text:p>
          </table:table-cell>
          <table:table-cell office:value-type="string" table:style-name="ce2">
            <text:p>椎橋金司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11回戦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79-06-01T00:00:00" table:style-name="ce5">
            <text:p>1979/6/1</text:p>
          </table:table-cell>
          <table:table-cell office:value-type="string" table:style-name="ce2">
            <text:p>鈴木輝彦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6回戦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79-06-01T00:00:00" table:style-name="ce5">
            <text:p>1979/6/1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7回戦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79-06-01T00:00:00" table:style-name="ce5">
            <text:p>1979/6/1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8回戦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79-06-01T00:00:00" table:style-name="ce5">
            <text:p>1979/6/1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9回戦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79-06-01T00:00:00" table:style-name="ce5">
            <text:p>1979/6/1</text:p>
          </table:table-cell>
          <table:table-cell office:value-type="string" table:style-name="ce2">
            <text:p>椎橋金司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10回戦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79-06-21T00:00:00" table:style-name="ce5">
            <text:p>1979/6/21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田中寅彦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79-06-21T00:00:00" table:style-name="ce5">
            <text:p>1979/6/21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田中寅彦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79-06-27T00:00:00" table:style-name="ce5">
            <text:p>1979/6/27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勝浦修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79-06-27T00:00:00" table:style-name="ce5">
            <text:p>1979/6/27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勝浦修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79-06-29T00:00:00" table:style-name="ce5">
            <text:p>1979/6/29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79-06-29T00:00:00" table:style-name="ce5">
            <text:p>1979/6/29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79-07-05T00:00:00" table:style-name="ce5">
            <text:p>1979/7/5</text:p>
          </table:table-cell>
          <table:table-cell office:value-type="string" table:style-name="ce2">
            <text:p>菊地常夫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4">
            <text:p>01回戦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79-07-05T00:00:00" table:style-name="ce5">
            <text:p>1979/7/5</text:p>
          </table:table-cell>
          <table:table-cell office:value-type="string" table:style-name="ce2">
            <text:p>菊地常夫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6">
            <text:p>02回戦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79-09-04T00:00:00" table:style-name="ce5">
            <text:p>1979/9/4</text:p>
          </table:table-cell>
          <table:table-cell office:value-type="string" table:style-name="ce2">
            <text:p>佐瀬勇次</text:p>
          </table:table-cell>
          <table:table-cell office:value-type="string" table:style-name="ce2">
            <text:p>灘蓮照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4">
            <text:p>02回戦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79-09-04T00:00:00" table:style-name="ce5">
            <text:p>1979/9/4</text:p>
          </table:table-cell>
          <table:table-cell office:value-type="string" table:style-name="ce2">
            <text:p>佐瀬勇次</text:p>
          </table:table-cell>
          <table:table-cell office:value-type="string" table:style-name="ce2">
            <text:p>灘蓮照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6">
            <text:p>03回戦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79-09-18T00:00:00" table:style-name="ce5">
            <text:p>1979/9/18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2回戦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79-09-18T00:00:00" table:style-name="ce5">
            <text:p>1979/9/18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3回戦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79-10-22T00:00:00" table:style-name="ce5">
            <text:p>1979/10/22</text:p>
          </table:table-cell>
          <table:table-cell office:value-type="string" table:style-name="ce2">
            <text:p>山中和正</text:p>
          </table:table-cell>
          <table:table-cell office:value-type="string" table:style-name="ce2">
            <text:p>小林健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4">
            <text:p>03回戦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79-10-22T00:00:00" table:style-name="ce5">
            <text:p>1979/10/22</text:p>
          </table:table-cell>
          <table:table-cell office:value-type="string" table:style-name="ce2">
            <text:p>山中和正</text:p>
          </table:table-cell>
          <table:table-cell office:value-type="string" table:style-name="ce2">
            <text:p>小林健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6">
            <text:p>04回戦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79-11-13T00:00:00" table:style-name="ce5">
            <text:p>1979/11/13</text:p>
          </table:table-cell>
          <table:table-cell office:value-type="string" table:style-name="ce2">
            <text:p>五十嵐豊一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4">
            <text:p>04回戦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79-11-13T00:00:00" table:style-name="ce5">
            <text:p>1979/11/13</text:p>
          </table:table-cell>
          <table:table-cell office:value-type="string" table:style-name="ce2">
            <text:p>五十嵐豊一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6">
            <text:p>05回戦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79-11-21T00:00:00" table:style-name="ce5">
            <text:p>1979/11/21</text:p>
          </table:table-cell>
          <table:table-cell office:value-type="string" table:style-name="ce2">
            <text:p>坪内利幸</text:p>
          </table:table-cell>
          <table:table-cell office:value-type="string" table:style-name="ce2">
            <text:p>松下力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4">
            <text:p>04回戦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79-11-21T00:00:00" table:style-name="ce5">
            <text:p>1979/11/21</text:p>
          </table:table-cell>
          <table:table-cell office:value-type="string" table:style-name="ce2">
            <text:p>大原英二</text:p>
          </table:table-cell>
          <table:table-cell office:value-type="string" table:style-name="ce2">
            <text:p>富沢幹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4">
            <text:p>05回戦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79-11-21T00:00:00" table:style-name="ce5">
            <text:p>1979/11/21</text:p>
          </table:table-cell>
          <table:table-cell office:value-type="string" table:style-name="ce2">
            <text:p>坪内利幸</text:p>
          </table:table-cell>
          <table:table-cell office:value-type="string" table:style-name="ce2">
            <text:p>松下力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6">
            <text:p>05回戦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79-11-21T00:00:00" table:style-name="ce5">
            <text:p>1979/11/21</text:p>
          </table:table-cell>
          <table:table-cell office:value-type="string" table:style-name="ce2">
            <text:p>大原英二</text:p>
          </table:table-cell>
          <table:table-cell office:value-type="string" table:style-name="ce2">
            <text:p>富沢幹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6">
            <text:p>04回戦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79-11-29T00:00:00" table:style-name="ce5">
            <text:p>1979/11/29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6回戦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79-11-29T00:00:00" table:style-name="ce5">
            <text:p>1979/11/29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5回戦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79-12-17T00:00:00" table:style-name="ce5">
            <text:p>1979/12/17</text:p>
          </table:table-cell>
          <table:table-cell office:value-type="string" table:style-name="ce2">
            <text:p>五十嵐豊一</text:p>
          </table:table-cell>
          <table:table-cell office:value-type="string" table:style-name="ce2">
            <text:p>若松政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4">
            <text:p>05回戦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79-12-17T00:00:00" table:style-name="ce5">
            <text:p>1979/12/17</text:p>
          </table:table-cell>
          <table:table-cell office:value-type="string" table:style-name="ce2">
            <text:p>五十嵐豊一</text:p>
          </table:table-cell>
          <table:table-cell office:value-type="string" table:style-name="ce2">
            <text:p>若松政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6">
            <text:p>06回戦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80-01-21T00:00:00" table:style-name="ce5">
            <text:p>1980/1/21</text:p>
          </table:table-cell>
          <table:table-cell office:value-type="string" table:style-name="ce2">
            <text:p>桐谷広人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7回戦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80-01-21T00:00:00" table:style-name="ce5">
            <text:p>1980/1/21</text:p>
          </table:table-cell>
          <table:table-cell office:value-type="string" table:style-name="ce2">
            <text:p>桐谷広人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6回戦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80-02-01T00:00:00" table:style-name="ce5">
            <text:p>1980/2/1</text:p>
          </table:table-cell>
          <table:table-cell office:value-type="string" table:style-name="ce2">
            <text:p>桐谷広人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8回戦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80-02-01T00:00:00" table:style-name="ce5">
            <text:p>1980/2/1</text:p>
          </table:table-cell>
          <table:table-cell office:value-type="string" table:style-name="ce2">
            <text:p>桐谷広人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7回戦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80-02-05T00:00:00" table:style-name="ce5">
            <text:p>1980/2/5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8回戦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80-02-05T00:00:00" table:style-name="ce5">
            <text:p>1980/2/5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7回戦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80-02-19T00:00:00" table:style-name="ce5">
            <text:p>1980/2/19</text:p>
          </table:table-cell>
          <table:table-cell office:value-type="string" table:style-name="ce2">
            <text:p>宮田利男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9回戦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80-02-19T00:00:00" table:style-name="ce5">
            <text:p>1980/2/19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武者野勝巳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9回戦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80-02-19T00:00:00" table:style-name="ce5">
            <text:p>1980/2/19</text:p>
          </table:table-cell>
          <table:table-cell office:value-type="string" table:style-name="ce2">
            <text:p>宮田利男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8回戦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80-02-19T00:00:00" table:style-name="ce5">
            <text:p>1980/2/19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武者野勝巳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8回戦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80-02-27T00:00:00" table:style-name="ce5">
            <text:p>1980/2/27</text:p>
          </table:table-cell>
          <table:table-cell office:value-type="string" table:style-name="ce2">
            <text:p>福崎文吾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9回戦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80-02-27T00:00:00" table:style-name="ce5">
            <text:p>1980/2/27</text:p>
          </table:table-cell>
          <table:table-cell office:value-type="string" table:style-name="ce2">
            <text:p>福崎文吾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8回戦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80-03-17T00:00:00" table:style-name="ce5">
            <text:p>1980/3/17</text:p>
          </table:table-cell>
          <table:table-cell office:value-type="string" table:style-name="ce2">
            <text:p>青木清</text:p>
          </table:table-cell>
          <table:table-cell office:value-type="string" table:style-name="ce2">
            <text:p>小堀清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10回戦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84-08-07T00:00:00" table:style-name="ce5">
            <text:p>1984/8/7</text:p>
          </table:table-cell>
          <table:table-cell office:value-type="string" table:style-name="ce2">
            <text:p>桐山清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table:style-name="ce4"/>
          <table:table-cell table:number-columns-repeated="16375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84-08-07T00:00:00" table:style-name="ce5">
            <text:p>1984/8/7</text:p>
          </table:table-cell>
          <table:table-cell office:value-type="string" table:style-name="ce2">
            <text:p>桐山清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84-08-31T00:00:00" table:style-name="ce5">
            <text:p>1984/8/31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table:style-name="ce4"/>
          <table:table-cell table:number-columns-repeated="16375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84-08-31T00:00:00" table:style-name="ce5">
            <text:p>1984/8/31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office:value-type="string" table:style-name="ce6">
            <text:p>決勝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84-10-23T00:00:00" table:style-name="ce5">
            <text:p>1984/10/23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桐山清澄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4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84-10-23T00:00:00" table:style-name="ce5">
            <text:p>1984/10/23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桐山清澄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4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84-10-30T00:00:00" table:style-name="ce5">
            <text:p>1984/10/30</text:p>
          </table:table-cell>
          <table:table-cell office:value-type="string" table:style-name="ce2">
            <text:p>桐山清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4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84-10-30T00:00:00" table:style-name="ce5">
            <text:p>1984/10/30</text:p>
          </table:table-cell>
          <table:table-cell office:value-type="string" table:style-name="ce2">
            <text:p>桐山清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4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86-07-23T00:00:00" table:style-name="ce5">
            <text:p>1986/7/23</text:p>
          </table:table-cell>
          <table:table-cell office:value-type="string" table:style-name="ce2">
            <text:p>小林宏</text:p>
          </table:table-cell>
          <table:table-cell office:value-type="string" table:style-name="ce2">
            <text:p>富岡英作</text:p>
          </table:table-cell>
          <table:table-cell office:value-type="string" table:style-name="ce2">
            <text:p>王座戦</text:p>
          </table:table-cell>
          <table:table-cell office:value-type="string" table:style-name="ce2">
            <text:p>第35期</text:p>
          </table:table-cell>
          <table:table-cell office:value-type="string" table:style-name="ce2">
            <text:p>一次予選</text:p>
          </table:table-cell>
          <table:table-cell table:style-name="ce2"/>
          <table:table-cell office:value-type="string" table:style-name="ce4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86-07-23T00:00:00" table:style-name="ce5">
            <text:p>1986/7/23</text:p>
          </table:table-cell>
          <table:table-cell office:value-type="string" table:style-name="ce2">
            <text:p>小林宏</text:p>
          </table:table-cell>
          <table:table-cell office:value-type="string" table:style-name="ce2">
            <text:p>富岡英作</text:p>
          </table:table-cell>
          <table:table-cell office:value-type="string" table:style-name="ce2">
            <text:p>王座戦</text:p>
          </table:table-cell>
          <table:table-cell office:value-type="string" table:style-name="ce2">
            <text:p>第35期</text:p>
          </table:table-cell>
          <table:table-cell office:value-type="string" table:style-name="ce2">
            <text:p>一次予選</text:p>
          </table:table-cell>
          <table:table-cell table:style-name="ce2"/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87-06-03T00:00:00" table:style-name="ce5">
            <text:p>1987/6/3</text:p>
          </table:table-cell>
          <table:table-cell office:value-type="string" table:style-name="ce2">
            <text:p>西川慶二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87-06-03T00:00:00" table:style-name="ce5">
            <text:p>1987/6/3</text:p>
          </table:table-cell>
          <table:table-cell office:value-type="string" table:style-name="ce2">
            <text:p>西川慶二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87-06-08T00:00:00" table:style-name="ce5">
            <text:p>1987/6/8</text:p>
          </table:table-cell>
          <table:table-cell office:value-type="string" table:style-name="ce2">
            <text:p>東和男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87-06-08T00:00:00" table:style-name="ce5">
            <text:p>1987/6/8</text:p>
          </table:table-cell>
          <table:table-cell office:value-type="string" table:style-name="ce2">
            <text:p>東和男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87-06-16T00:00:00" table:style-name="ce5">
            <text:p>1987/6/16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87-06-16T00:00:00" table:style-name="ce5">
            <text:p>1987/6/16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87-11-10T00:00:00" table:style-name="ce5">
            <text:p>1987/11/10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南芳一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87-11-10T00:00:00" table:style-name="ce5">
            <text:p>1987/11/10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南芳一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87-11-13T00:00:00" table:style-name="ce5">
            <text:p>1987/11/13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島朗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87-11-13T00:00:00" table:style-name="ce5">
            <text:p>1987/11/13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島朗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87-11-25T00:00:00" table:style-name="ce5">
            <text:p>1987/11/25</text:p>
          </table:table-cell>
          <table:table-cell office:value-type="string" table:style-name="ce2">
            <text:p>塚田泰明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87-11-25T00:00:00" table:style-name="ce5">
            <text:p>1987/11/25</text:p>
          </table:table-cell>
          <table:table-cell office:value-type="string" table:style-name="ce2">
            <text:p>塚田泰明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87-11-27T00:00:00" table:style-name="ce5">
            <text:p>1987/11/27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塚田泰明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87-11-27T00:00:00" table:style-name="ce5">
            <text:p>1987/11/27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塚田泰明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88-03-22T00:00:00" table:style-name="ce5">
            <text:p>1988/3/22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塚田泰明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88-03-22T00:00:00" table:style-name="ce5">
            <text:p>1988/3/22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塚田泰明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88-04-22T00:00:00" table:style-name="ce5">
            <text:p>1988/4/22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島朗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88-04-22T00:00:00" table:style-name="ce5">
            <text:p>1988/4/22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島朗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89-02-14T00:00:00" table:style-name="ce5">
            <text:p>1989/2/14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堀口弘治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4">
            <text:p>5組</text:p>
          </table:table-cell>
          <table:table-cell office:value-type="string" table:style-name="ce2">
            <text:p>ランキング戦</text:p>
          </table:table-cell>
          <table:table-cell office:value-type="string" table:style-name="ce2">
            <text:p>03回戦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89-02-14T00:00:00" table:style-name="ce5">
            <text:p>1989/2/14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堀口弘治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6">
            <text:p>4組</text:p>
          </table:table-cell>
          <table:table-cell office:value-type="string" table:style-name="ce2">
            <text:p>ランキング戦</text:p>
          </table:table-cell>
          <table:table-cell office:value-type="string" table:style-name="ce2">
            <text:p>03回戦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89-03-24T00:00:00" table:style-name="ce5">
            <text:p>1989/3/24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89-03-24T00:00:00" table:style-name="ce5">
            <text:p>1989/3/24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89-04-11T00:00:00" table:style-name="ce5">
            <text:p>1989/4/11</text:p>
          </table:table-cell>
          <table:table-cell office:value-type="string" table:style-name="ce2">
            <text:p>泉正樹</text:p>
          </table:table-cell>
          <table:table-cell office:value-type="string" table:style-name="ce2">
            <text:p>浦野真彦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4">
            <text:p>03回戦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89-04-11T00:00:00" table:style-name="ce5">
            <text:p>1989/4/11</text:p>
          </table:table-cell>
          <table:table-cell office:value-type="string" table:style-name="ce2">
            <text:p>泉正樹</text:p>
          </table:table-cell>
          <table:table-cell office:value-type="string" table:style-name="ce2">
            <text:p>浦野真彦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6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89-05-05T00:00:00" table:style-name="ce5">
            <text:p>1989/5/5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89-05-05T00:00:00" table:style-name="ce5">
            <text:p>1989/5/5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89-05-31T00:00:00" table:style-name="ce5">
            <text:p>1989/5/31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89-05-31T00:00:00" table:style-name="ce5">
            <text:p>1989/5/31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89-06-19T00:00:00" table:style-name="ce5">
            <text:p>1989/6/19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米長邦雄<text:s/>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2">
            <text:p>1組</text:p>
          </table:table-cell>
          <table:table-cell office:value-type="string" table:style-name="ce4">
            <text:p>ランキング戦</text:p>
          </table:table-cell>
          <table:table-cell office:value-type="string" table:style-name="ce2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89-06-19T00:00:00" table:style-name="ce5">
            <text:p>1989/6/19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米長邦雄<text:s/>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2">
            <text:p>1組</text:p>
          </table:table-cell>
          <table:table-cell office:value-type="string" table:style-name="ce6">
            <text:p>3位出場者決定戦</text:p>
          </table:table-cell>
          <table:table-cell office:value-type="string" table:style-name="ce2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92-02-25T00:00:00" table:style-name="ce5">
            <text:p>1992/2/25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村山聖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4">
            <text:p>白組</text:p>
          </table:table-cell>
          <table:table-cell office:value-type="string" table:style-name="ce2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92-02-25T00:00:00" table:style-name="ce5">
            <text:p>1992/2/25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村山聖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6">
            <text:p>紅組</text:p>
          </table:table-cell>
          <table:table-cell office:value-type="string" table:style-name="ce2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92-03-09T00:00:00" table:style-name="ce5">
            <text:p>1992/3/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92-03-09T00:00:00" table:style-name="ce5">
            <text:p>1992/3/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92-03-19T00:00:00" table:style-name="ce5">
            <text:p>1992/3/1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南芳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92-03-19T00:00:00" table:style-name="ce5">
            <text:p>1992/3/1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南芳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92-03-25T00:00:00" table:style-name="ce5">
            <text:p>1992/3/25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92-03-25T00:00:00" table:style-name="ce5">
            <text:p>1992/3/25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92-06-18T00:00:00" table:style-name="ce5">
            <text:p>1992/6/18</text:p>
          </table:table-cell>
          <table:table-cell office:value-type="string" table:style-name="ce2">
            <text:p>富岡英作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92-06-18T00:00:00" table:style-name="ce5">
            <text:p>1992/6/18</text:p>
          </table:table-cell>
          <table:table-cell office:value-type="string" table:style-name="ce2">
            <text:p>富岡英作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92-06-19T00:00:00" table:style-name="ce5">
            <text:p>1992/6/19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92-06-19T00:00:00" table:style-name="ce5">
            <text:p>1992/6/19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92-06-26T00:00:00" table:style-name="ce5">
            <text:p>1992/6/26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92-06-26T00:00:00" table:style-name="ce5">
            <text:p>1992/6/26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93-11-24T00:00:00" table:style-name="ce5">
            <text:p>1993/11/24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19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93-11-24T00:00:00" table:style-name="ce5">
            <text:p>1993/11/24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19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94-02-22T00:00:00" table:style-name="ce5">
            <text:p>1994/2/22</text:p>
          </table:table-cell>
          <table:table-cell office:value-type="string" table:style-name="ce2">
            <text:p>中田章道</text:p>
          </table:table-cell>
          <table:table-cell office:value-type="string" table:style-name="ce2">
            <text:p>真田圭一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7期</text:p>
          </table:table-cell>
          <table:table-cell office:value-type="string" table:style-name="ce2">
            <text:p>5組</text:p>
          </table:table-cell>
          <table:table-cell office:value-type="string" table:style-name="ce2">
            <text:p>ランキング戦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94-02-22T00:00:00" table:style-name="ce5">
            <text:p>1994/2/22</text:p>
          </table:table-cell>
          <table:table-cell office:value-type="string" table:style-name="ce2">
            <text:p>中田章道</text:p>
          </table:table-cell>
          <table:table-cell office:value-type="string" table:style-name="ce2">
            <text:p>真田圭一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7期</text:p>
          </table:table-cell>
          <table:table-cell office:value-type="string" table:style-name="ce2">
            <text:p>5組</text:p>
          </table:table-cell>
          <table:table-cell office:value-type="string" table:style-name="ce2">
            <text:p>ランキング戦</text:p>
          </table:table-cell>
          <table:table-cell office:value-type="string" table:style-name="ce6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94-11-15T00:00:00" table:style-name="ce5">
            <text:p>1994/11/15</text:p>
          </table:table-cell>
          <table:table-cell office:value-type="string" table:style-name="ce2">
            <text:p>南芳一</text:p>
          </table:table-cell>
          <table:table-cell office:value-type="string" table:style-name="ce2">
            <text:p>村山聖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94-11-15T00:00:00" table:style-name="ce5">
            <text:p>1994/11/15</text:p>
          </table:table-cell>
          <table:table-cell office:value-type="string" table:style-name="ce2">
            <text:p>南芳一</text:p>
          </table:table-cell>
          <table:table-cell office:value-type="string" table:style-name="ce2">
            <text:p>村山聖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94-11-18T00:00:00" table:style-name="ce5">
            <text:p>1994/11/18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丸山忠久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94-11-18T00:00:00" table:style-name="ce5">
            <text:p>1994/11/18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丸山忠久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95-06-09T00:00:00" table:style-name="ce5">
            <text:p>1995/6/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6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95-06-09T00:00:00" table:style-name="ce5">
            <text:p>1995/6/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6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95-06-16T00:00:00" table:style-name="ce5">
            <text:p>1995/6/16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6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95-06-16T00:00:00" table:style-name="ce5">
            <text:p>1995/6/16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6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95-11-10T00:00:00" table:style-name="ce5">
            <text:p>1995/11/10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島朗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1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95-11-10T00:00:00" table:style-name="ce5">
            <text:p>1995/11/10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島朗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1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95-11-28T00:00:00" table:style-name="ce5">
            <text:p>1995/11/28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村山聖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1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95-11-28T00:00:00" table:style-name="ce5">
            <text:p>1995/11/28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村山聖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1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96-11-15T00:00:00" table:style-name="ce5">
            <text:p>1996/11/15</text:p>
          </table:table-cell>
          <table:table-cell office:value-type="string" table:style-name="ce2">
            <text:p>小林健二</text:p>
          </table:table-cell>
          <table:table-cell office:value-type="string" table:style-name="ce2">
            <text:p>森内俊之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2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96-11-15T00:00:00" table:style-name="ce5">
            <text:p>1996/11/15</text:p>
          </table:table-cell>
          <table:table-cell office:value-type="string" table:style-name="ce2">
            <text:p>小林健二</text:p>
          </table:table-cell>
          <table:table-cell office:value-type="string" table:style-name="ce2">
            <text:p>森内俊之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2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96-11-18T00:00:00" table:style-name="ce5">
            <text:p>1996/11/18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2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96-11-18T00:00:00" table:style-name="ce5">
            <text:p>1996/11/18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2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97-07-14T00:00:00" table:style-name="ce5">
            <text:p>1997/7/14</text:p>
          </table:table-cell>
          <table:table-cell office:value-type="string" table:style-name="ce2">
            <text:p>藤井猛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table:style-name="ce4"/>
          <table:table-cell table:number-columns-repeated="16375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97-07-14T00:00:00" table:style-name="ce5">
            <text:p>1997/7/14</text:p>
          </table:table-cell>
          <table:table-cell office:value-type="string" table:style-name="ce2">
            <text:p>藤井猛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97-08-06T00:00:00" table:style-name="ce5">
            <text:p>1997/8/6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阿部隆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table:style-name="ce4"/>
          <table:table-cell table:number-columns-repeated="16375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97-08-06T00:00:00" table:style-name="ce5">
            <text:p>1997/8/6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阿部隆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98-11-25T00:00:00" table:style-name="ce5">
            <text:p>1998/11/25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48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98-11-25T00:00:00" table:style-name="ce5">
            <text:p>1998/11/25</text:p>
          </table:table-cell>
          <table:table-cell office:value-type="string" table:style-name="ce2">
            <text:p>丸山忠久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48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98-11-25T00:00:00" table:style-name="ce5">
            <text:p>1998/11/25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48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98-11-25T00:00:00" table:style-name="ce5">
            <text:p>1998/11/25</text:p>
          </table:table-cell>
          <table:table-cell office:value-type="string" table:style-name="ce2">
            <text:p>丸山忠久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48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98-12-04T00:00:00" table:style-name="ce5">
            <text:p>1998/12/4</text:p>
          </table:table-cell>
          <table:table-cell office:value-type="string" table:style-name="ce2">
            <text:p>島朗</text:p>
          </table:table-cell>
          <table:table-cell office:value-type="string" table:style-name="ce2">
            <text:p>藤井猛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4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98-12-04T00:00:00" table:style-name="ce5">
            <text:p>1998/12/4</text:p>
          </table:table-cell>
          <table:table-cell office:value-type="string" table:style-name="ce2">
            <text:p>小林健二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4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98-12-04T00:00:00" table:style-name="ce5">
            <text:p>1998/12/4</text:p>
          </table:table-cell>
          <table:table-cell office:value-type="string" table:style-name="ce2">
            <text:p>島朗</text:p>
          </table:table-cell>
          <table:table-cell office:value-type="string" table:style-name="ce2">
            <text:p>藤井猛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4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98-12-04T00:00:00" table:style-name="ce5">
            <text:p>1998/12/4</text:p>
          </table:table-cell>
          <table:table-cell office:value-type="string" table:style-name="ce2">
            <text:p>小林健二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4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99-06-09T00:00:00" table:style-name="ce5">
            <text:p>1999/6/9</text:p>
          </table:table-cell>
          <table:table-cell office:value-type="string" table:style-name="ce2">
            <text:p>屋敷伸之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4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99-06-09T00:00:00" table:style-name="ce5">
            <text:p>1999/6/9</text:p>
          </table:table-cell>
          <table:table-cell office:value-type="string" table:style-name="ce2">
            <text:p>屋敷伸之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4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99-06-11T00:00:00" table:style-name="ce5">
            <text:p>1999/6/11</text:p>
          </table:table-cell>
          <table:table-cell office:value-type="string" table:style-name="ce2">
            <text:p>矢倉規広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4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99-06-11T00:00:00" table:style-name="ce5">
            <text:p>1999/6/11</text:p>
          </table:table-cell>
          <table:table-cell office:value-type="string" table:style-name="ce2">
            <text:p>矢倉規広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4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99-06-18T00:00:00" table:style-name="ce5">
            <text:p>1999/6/18</text:p>
          </table:table-cell>
          <table:table-cell office:value-type="string" table:style-name="ce2">
            <text:p>矢倉規広</text:p>
          </table:table-cell>
          <table:table-cell office:value-type="string" table:style-name="ce2">
            <text:p>屋敷伸之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4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99-06-18T00:00:00" table:style-name="ce5">
            <text:p>1999/6/18</text:p>
          </table:table-cell>
          <table:table-cell office:value-type="string" table:style-name="ce2">
            <text:p>矢倉規広</text:p>
          </table:table-cell>
          <table:table-cell office:value-type="string" table:style-name="ce2">
            <text:p>屋敷伸之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4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99-11-20T00:00:00" table:style-name="ce5">
            <text:p>1999/11/20</text:p>
          </table:table-cell>
          <table:table-cell office:value-type="string" table:style-name="ce2">
            <text:p>藤井猛</text:p>
          </table:table-cell>
          <table:table-cell office:value-type="string" table:style-name="ce2">
            <text:p>森内俊之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99-11-20T00:00:00" table:style-name="ce5">
            <text:p>1999/11/20</text:p>
          </table:table-cell>
          <table:table-cell office:value-type="string" table:style-name="ce2">
            <text:p>藤井猛</text:p>
          </table:table-cell>
          <table:table-cell office:value-type="string" table:style-name="ce2">
            <text:p>森内俊之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1999-11-25T00:00:00" table:style-name="ce5">
            <text:p>1999/11/25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島朗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05回戦</text:p>
          </table:table-cell>
          <table:table-cell table:number-columns-repeated="4" table:style-name="ce2"/>
          <table:table-cell table:number-columns-repeated="16371" table:style-name="ce3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1999-11-25T00:00:00" table:style-name="ce5">
            <text:p>1999/11/25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島朗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準決勝</text:p>
          </table:table-cell>
          <table:table-cell table:number-columns-repeated="16375" table:style-name="ce2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00-04-11T00:00:00" table:style-name="ce5">
            <text:p>2000/4/11</text:p>
          </table:table-cell>
          <table:table-cell office:value-type="string" table:style-name="ce2">
            <text:p>田中魁秀</text:p>
          </table:table-cell>
          <table:table-cell office:value-type="string" table:style-name="ce2">
            <text:p>飯塚祐紀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ランキング戦</text:p>
          </table:table-cell>
          <table:table-cell office:value-type="string" table:style-name="ce4">
            <text:p>04回戦</text:p>
          </table:table-cell>
          <table:table-cell table:number-columns-repeated="16375" table:style-name="ce2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00-04-11T00:00:00" table:style-name="ce5">
            <text:p>2000/4/11</text:p>
          </table:table-cell>
          <table:table-cell office:value-type="string" table:style-name="ce2">
            <text:p>室岡克彦</text:p>
          </table:table-cell>
          <table:table-cell office:value-type="string" table:style-name="ce2">
            <text:p>安恵照剛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4">
            <text:p>ランキング戦</text:p>
          </table:table-cell>
          <table:table-cell office:value-type="string" table:style-name="ce4">
            <text:p>準決勝</text:p>
          </table:table-cell>
          <table:table-cell table:number-columns-repeated="16375" table:style-name="ce2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00-04-11T00:00:00" table:style-name="ce5">
            <text:p>2000/4/11</text:p>
          </table:table-cell>
          <table:table-cell office:value-type="string" table:style-name="ce2">
            <text:p>田中魁秀</text:p>
          </table:table-cell>
          <table:table-cell office:value-type="string" table:style-name="ce2">
            <text:p>飯塚祐紀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ランキング戦</text:p>
          </table:table-cell>
          <table:table-cell office:value-type="string" table:style-name="ce6">
            <text:p>準決勝</text:p>
          </table:table-cell>
          <table:table-cell table:number-columns-repeated="16375" table:style-name="ce2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00-04-11T00:00:00" table:style-name="ce5">
            <text:p>2000/4/11</text:p>
          </table:table-cell>
          <table:table-cell office:value-type="string" table:style-name="ce2">
            <text:p>室岡克彦</text:p>
          </table:table-cell>
          <table:table-cell office:value-type="string" table:style-name="ce2">
            <text:p>安恵照剛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6">
            <text:p>昇級者決定戦</text:p>
          </table:table-cell>
          <table:table-cell office:value-type="string" table:style-name="ce6">
            <text:p>01回戦</text:p>
          </table:table-cell>
          <table:table-cell table:number-columns-repeated="16375" table:style-name="ce2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00-06-09T00:00:00" table:style-name="ce5">
            <text:p>2000/6/9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深浦康市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4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4">
            <text:p>紅組残留決定戦</text:p>
          </table:table-cell>
          <table:table-cell table:number-columns-repeated="16376" table:style-name="ce2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00-06-09T00:00:00" table:style-name="ce5">
            <text:p>2000/6/9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深浦康市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4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6">
            <text:p>白組残留決定戦</text:p>
          </table:table-cell>
          <table:table-cell table:number-columns-repeated="16376" table:style-name="ce2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00-10-25T00:00:00" table:style-name="ce5">
            <text:p>2000/10/25</text:p>
          </table:table-cell>
          <table:table-cell office:value-type="string" table:style-name="ce2">
            <text:p>豊川孝弘</text:p>
          </table:table-cell>
          <table:table-cell office:value-type="string" table:style-name="ce2">
            <text:p>神谷広志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4">
            <text:p>05回戦</text:p>
          </table:table-cell>
          <table:table-cell table:number-columns-repeated="16375" table:style-name="ce2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00-10-25T00:00:00" table:style-name="ce5">
            <text:p>2000/10/25</text:p>
          </table:table-cell>
          <table:table-cell office:value-type="string" table:style-name="ce2">
            <text:p>豊川孝弘</text:p>
          </table:table-cell>
          <table:table-cell office:value-type="string" table:style-name="ce2">
            <text:p>神谷広志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6">
            <text:p>準決勝</text:p>
          </table:table-cell>
          <table:table-cell table:number-columns-repeated="16375" table:style-name="ce2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00-11-07T00:00:00" table:style-name="ce5">
            <text:p>2000/11/7</text:p>
          </table:table-cell>
          <table:table-cell office:value-type="string" table:style-name="ce2">
            <text:p>丸山忠久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6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05回戦</text:p>
          </table:table-cell>
          <table:table-cell table:number-columns-repeated="16375" table:style-name="ce2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00-11-07T00:00:00" table:style-name="ce5">
            <text:p>2000/11/7</text:p>
          </table:table-cell>
          <table:table-cell office:value-type="string" table:style-name="ce2">
            <text:p>丸山忠久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6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準決勝</text:p>
          </table:table-cell>
          <table:table-cell table:number-columns-repeated="16375" table:style-name="ce2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00-11-21T00:00:00" table:style-name="ce5">
            <text:p>2000/11/21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久保利明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6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05回戦</text:p>
          </table:table-cell>
          <table:table-cell table:number-columns-repeated="16375" table:style-name="ce2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00-11-21T00:00:00" table:style-name="ce5">
            <text:p>2000/11/21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久保利明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6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準決勝</text:p>
          </table:table-cell>
          <table:table-cell table:number-columns-repeated="16375" table:style-name="ce2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01-10-30T00:00:00" table:style-name="ce5">
            <text:p>2001/10/30</text:p>
          </table:table-cell>
          <table:table-cell office:value-type="string" table:style-name="ce2">
            <text:p>森内俊之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51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3回戦</text:p>
          </table:table-cell>
          <table:table-cell table:number-columns-repeated="16375" table:style-name="ce2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01-10-30T00:00:00" table:style-name="ce5">
            <text:p>2001/10/30</text:p>
          </table:table-cell>
          <table:table-cell office:value-type="string" table:style-name="ce2">
            <text:p>森内俊之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51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4回戦</text:p>
          </table:table-cell>
          <table:table-cell table:number-columns-repeated="16375" table:style-name="ce2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01-11-01T00:00:00" table:style-name="ce5">
            <text:p>2001/11/1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51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4回戦</text:p>
          </table:table-cell>
          <table:table-cell table:number-columns-repeated="16375" table:style-name="ce2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01-11-01T00:00:00" table:style-name="ce5">
            <text:p>2001/11/1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51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3回戦</text:p>
          </table:table-cell>
          <table:table-cell table:number-columns-repeated="16375" table:style-name="ce2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02-05-29T00:00:00" table:style-name="ce5">
            <text:p>2002/5/29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王座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02回戦</text:p>
          </table:table-cell>
          <table:table-cell table:number-columns-repeated="16375" table:style-name="ce2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02-05-29T00:00:00" table:style-name="ce5">
            <text:p>2002/5/29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王座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準々決勝</text:p>
          </table:table-cell>
          <table:table-cell table:number-columns-repeated="16375" table:style-name="ce2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02-11-19T00:00:00" table:style-name="ce5">
            <text:p>2002/11/19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伊藤能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6回戦</text:p>
          </table:table-cell>
          <table:table-cell table:number-columns-repeated="16375" table:style-name="ce2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02-11-19T00:00:00" table:style-name="ce5">
            <text:p>2002/11/19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伊藤能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7回戦</text:p>
          </table:table-cell>
          <table:table-cell table:number-columns-repeated="16375" table:style-name="ce2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02-12-09T00:00:00" table:style-name="ce5">
            <text:p>2002/12/9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52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6回戦</text:p>
          </table:table-cell>
          <table:table-cell table:number-columns-repeated="16375" table:style-name="ce2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02-12-09T00:00:00" table:style-name="ce5">
            <text:p>2002/12/9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52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5回戦</text:p>
          </table:table-cell>
          <table:table-cell table:number-columns-repeated="16375" table:style-name="ce2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03-01-21T00:00:00" table:style-name="ce5">
            <text:p>2003/1/21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飯島栄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8回戦</text:p>
          </table:table-cell>
          <table:table-cell table:number-columns-repeated="16375" table:style-name="ce2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03-01-21T00:00:00" table:style-name="ce5">
            <text:p>2003/1/21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飯島栄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9回戦</text:p>
          </table:table-cell>
          <table:table-cell table:number-columns-repeated="16375" table:style-name="ce2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03-03-11T00:00:00" table:style-name="ce5">
            <text:p>2003/3/11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佐々木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10回戦</text:p>
          </table:table-cell>
          <table:table-cell table:number-columns-repeated="16375" table:style-name="ce2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03-03-11T00:00:00" table:style-name="ce5">
            <text:p>2003/3/11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佐々木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11回戦</text:p>
          </table:table-cell>
          <table:table-cell table:number-columns-repeated="16375" table:style-name="ce2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12-01-20T00:00:00" table:style-name="ce5">
            <text:p>2012/1/20</text:p>
          </table:table-cell>
          <table:table-cell office:value-type="string" table:style-name="ce2">
            <text:p>東和男</text:p>
          </table:table-cell>
          <table:table-cell office:value-type="string" table:style-name="ce2">
            <text:p>有森浩三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4">
            <text:p>03回戦</text:p>
          </table:table-cell>
          <table:table-cell table:number-columns-repeated="16375" table:style-name="ce2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12-01-20T00:00:00" table:style-name="ce5">
            <text:p>2012/1/20</text:p>
          </table:table-cell>
          <table:table-cell office:value-type="string" table:style-name="ce2">
            <text:p>東和男</text:p>
          </table:table-cell>
          <table:table-cell office:value-type="string" table:style-name="ce2">
            <text:p>有森浩三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6">
            <text:p>02回戦</text:p>
          </table:table-cell>
          <table:table-cell table:number-columns-repeated="16375" table:style-name="ce2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13-04-02T00:00:00" table:style-name="ce5">
            <text:p>2013/4/2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三浦弘行</text:p>
          </table:table-cell>
          <table:table-cell office:value-type="string" table:style-name="ce2">
            <text:p>王座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二次予選</text:p>
          </table:table-cell>
          <table:table-cell table:style-name="ce6"/>
          <table:table-cell office:value-type="string" table:style-name="ce2">
            <text:p>決勝</text:p>
          </table:table-cell>
          <table:table-cell table:number-columns-repeated="16375" table:style-name="ce2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豊島将之</text:p>
          </table:table-cell>
          <table:table-cell office:value-type="string" table:style-name="ce5">
            <text:p>松尾歩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09回戦</text:p>
          </table:table-cell>
          <table:table-cell table:style-name="ce5"/>
          <table:table-cell table:number-columns-repeated="16374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佐藤天彦</text:p>
          </table:table-cell>
          <table:table-cell office:value-type="string" table:style-name="ce5">
            <text:p>村山慈明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09回戦</text:p>
          </table:table-cell>
          <table:table-cell table:style-name="ce5"/>
          <table:table-cell table:number-columns-repeated="16374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橋本崇載</text:p>
          </table:table-cell>
          <table:table-cell office:value-type="string" table:style-name="ce5">
            <text:p>山崎隆之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09回戦</text:p>
          </table:table-cell>
          <table:table-cell table:style-name="ce5"/>
          <table:table-cell table:number-columns-repeated="16374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畠山鎮</text:p>
          </table:table-cell>
          <table:table-cell office:value-type="string" table:style-name="ce5">
            <text:p>木村一基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09回戦</text:p>
          </table:table-cell>
          <table:table-cell table:style-name="ce5"/>
          <table:table-cell table:number-columns-repeated="16374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屋敷伸之</text:p>
          </table:table-cell>
          <table:table-cell office:value-type="string" table:style-name="ce5">
            <text:p>丸山忠久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09回戦</text:p>
          </table:table-cell>
          <table:table-cell table:style-name="ce5"/>
          <table:table-cell table:number-columns-repeated="16374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谷川浩司</text:p>
          </table:table-cell>
          <table:table-cell office:value-type="string" table:style-name="ce5">
            <text:p>飯塚祐紀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09回戦</text:p>
          </table:table-cell>
          <table:table-cell table:style-name="ce5"/>
          <table:table-cell table:number-columns-repeated="16374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豊島将之</text:p>
          </table:table-cell>
          <table:table-cell office:value-type="string" table:style-name="ce5">
            <text:p>松尾歩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0回戦</text:p>
          </table:table-cell>
          <table:table-cell table:number-columns-repeated="16375" table:style-name="ce2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佐藤天彦</text:p>
          </table:table-cell>
          <table:table-cell office:value-type="string" table:style-name="ce5">
            <text:p>村山慈明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0回戦</text:p>
          </table:table-cell>
          <table:table-cell table:number-columns-repeated="16375" table:style-name="ce2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橋本崇載</text:p>
          </table:table-cell>
          <table:table-cell office:value-type="string" table:style-name="ce5">
            <text:p>山崎隆之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0回戦</text:p>
          </table:table-cell>
          <table:table-cell table:number-columns-repeated="16375" table:style-name="ce2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畠山鎮</text:p>
          </table:table-cell>
          <table:table-cell office:value-type="string" table:style-name="ce5">
            <text:p>木村一基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0回戦</text:p>
          </table:table-cell>
          <table:table-cell table:number-columns-repeated="16375" table:style-name="ce2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屋敷伸之</text:p>
          </table:table-cell>
          <table:table-cell office:value-type="string" table:style-name="ce5">
            <text:p>丸山忠久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0回戦</text:p>
          </table:table-cell>
          <table:table-cell table:number-columns-repeated="16375" table:style-name="ce2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谷川浩司</text:p>
          </table:table-cell>
          <table:table-cell office:value-type="string" table:style-name="ce5">
            <text:p>飯塚祐紀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0回戦</text:p>
          </table:table-cell>
          <table:table-cell table:number-columns-repeated="16375" table:style-name="ce2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佐藤天彦</text:p>
          </table:table-cell>
          <table:table-cell office:value-type="string" table:style-name="ce5">
            <text:p>屋敷伸之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0回戦</text:p>
          </table:table-cell>
          <table:table-cell table:style-name="ce5"/>
          <table:table-cell table:number-columns-repeated="16374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村山慈明</text:p>
          </table:table-cell>
          <table:table-cell office:value-type="string" table:style-name="ce5">
            <text:p>藤井猛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0回戦</text:p>
          </table:table-cell>
          <table:table-cell table:style-name="ce5"/>
          <table:table-cell table:number-columns-repeated="16374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松尾歩</text:p>
          </table:table-cell>
          <table:table-cell office:value-type="string" table:style-name="ce5">
            <text:p>山崎隆之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0回戦</text:p>
          </table:table-cell>
          <table:table-cell table:style-name="ce5"/>
          <table:table-cell table:number-columns-repeated="16374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木村一基</text:p>
          </table:table-cell>
          <table:table-cell office:value-type="string" table:style-name="ce5">
            <text:p>橋本崇載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0回戦</text:p>
          </table:table-cell>
          <table:table-cell table:style-name="ce5"/>
          <table:table-cell table:number-columns-repeated="16374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飯塚祐紀</text:p>
          </table:table-cell>
          <table:table-cell office:value-type="string" table:style-name="ce5">
            <text:p>畠山鎮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0回戦</text:p>
          </table:table-cell>
          <table:table-cell table:style-name="ce5"/>
          <table:table-cell table:number-columns-repeated="16374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丸山忠久</text:p>
          </table:table-cell>
          <table:table-cell office:value-type="string" table:style-name="ce5">
            <text:p>谷川浩司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0回戦</text:p>
          </table:table-cell>
          <table:table-cell table:style-name="ce5"/>
          <table:table-cell table:number-columns-repeated="16374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佐藤天彦</text:p>
          </table:table-cell>
          <table:table-cell office:value-type="string" table:style-name="ce5">
            <text:p>屋敷伸之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number-columns-repeated="16375" table:style-name="ce2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村山慈明</text:p>
          </table:table-cell>
          <table:table-cell office:value-type="string" table:style-name="ce5">
            <text:p>藤井猛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number-columns-repeated="16375" table:style-name="ce2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松尾歩</text:p>
          </table:table-cell>
          <table:table-cell office:value-type="string" table:style-name="ce5">
            <text:p>山崎隆之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number-columns-repeated="16375" table:style-name="ce2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木村一基</text:p>
          </table:table-cell>
          <table:table-cell office:value-type="string" table:style-name="ce5">
            <text:p>橋本崇載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number-columns-repeated="16375" table:style-name="ce2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飯塚祐紀</text:p>
          </table:table-cell>
          <table:table-cell office:value-type="string" table:style-name="ce5">
            <text:p>畠山鎮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number-columns-repeated="16375" table:style-name="ce2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丸山忠久</text:p>
          </table:table-cell>
          <table:table-cell office:value-type="string" table:style-name="ce5">
            <text:p>谷川浩司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number-columns-repeated="16375" table:style-name="ce2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橋本崇載</text:p>
          </table:table-cell>
          <table:table-cell office:value-type="string" table:style-name="ce5">
            <text:p>飯塚祐紀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1回戦</text:p>
          </table:table-cell>
          <table:table-cell table:style-name="ce5"/>
          <table:table-cell table:number-columns-repeated="16374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松尾歩</text:p>
          </table:table-cell>
          <table:table-cell office:value-type="string" table:style-name="ce5">
            <text:p>丸山忠久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1回戦</text:p>
          </table:table-cell>
          <table:table-cell table:style-name="ce5"/>
          <table:table-cell table:number-columns-repeated="16374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山崎隆之</text:p>
          </table:table-cell>
          <table:table-cell office:value-type="string" table:style-name="ce5">
            <text:p>豊島将之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1回戦</text:p>
          </table:table-cell>
          <table:table-cell table:style-name="ce5"/>
          <table:table-cell table:number-columns-repeated="16374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藤井猛</text:p>
          </table:table-cell>
          <table:table-cell office:value-type="string" table:style-name="ce5">
            <text:p>谷川浩司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1回戦</text:p>
          </table:table-cell>
          <table:table-cell table:style-name="ce5"/>
          <table:table-cell table:number-columns-repeated="16374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畠山鎮</text:p>
          </table:table-cell>
          <table:table-cell office:value-type="string" table:style-name="ce5">
            <text:p>村山慈明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1回戦</text:p>
          </table:table-cell>
          <table:table-cell table:style-name="ce5"/>
          <table:table-cell table:number-columns-repeated="16374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屋敷伸之</text:p>
          </table:table-cell>
          <table:table-cell office:value-type="string" table:style-name="ce5">
            <text:p>木村一基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1回戦</text:p>
          </table:table-cell>
          <table:table-cell table:style-name="ce5"/>
          <table:table-cell table:number-columns-repeated="16374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橋本崇載</text:p>
          </table:table-cell>
          <table:table-cell office:value-type="string" table:style-name="ce5">
            <text:p>飯塚祐紀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2回戦</text:p>
          </table:table-cell>
          <table:table-cell table:number-columns-repeated="16375" table:style-name="ce2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松尾歩</text:p>
          </table:table-cell>
          <table:table-cell office:value-type="string" table:style-name="ce5">
            <text:p>丸山忠久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2回戦</text:p>
          </table:table-cell>
          <table:table-cell table:number-columns-repeated="16375" table:style-name="ce2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山崎隆之</text:p>
          </table:table-cell>
          <table:table-cell office:value-type="string" table:style-name="ce5">
            <text:p>豊島将之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2回戦</text:p>
          </table:table-cell>
          <table:table-cell table:number-columns-repeated="16375" table:style-name="ce2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藤井猛</text:p>
          </table:table-cell>
          <table:table-cell office:value-type="string" table:style-name="ce5">
            <text:p>谷川浩司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2回戦</text:p>
          </table:table-cell>
          <table:table-cell table:number-columns-repeated="16375" table:style-name="ce2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畠山鎮</text:p>
          </table:table-cell>
          <table:table-cell office:value-type="string" table:style-name="ce5">
            <text:p>村山慈明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2回戦</text:p>
          </table:table-cell>
          <table:table-cell table:number-columns-repeated="16375" table:style-name="ce2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屋敷伸之</text:p>
          </table:table-cell>
          <table:table-cell office:value-type="string" table:style-name="ce5">
            <text:p>木村一基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2回戦</text:p>
          </table:table-cell>
          <table:table-cell table:number-columns-repeated="16375" table:style-name="ce2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豊島将之</text:p>
          </table:table-cell>
          <table:table-cell office:value-type="string" table:style-name="ce5">
            <text:p>畠山鎮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2回戦</text:p>
          </table:table-cell>
          <table:table-cell table:style-name="ce5"/>
          <table:table-cell table:number-columns-repeated="16374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村山慈明</text:p>
          </table:table-cell>
          <table:table-cell office:value-type="string" table:style-name="ce5">
            <text:p>屋敷伸之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2回戦</text:p>
          </table:table-cell>
          <table:table-cell table:style-name="ce5"/>
          <table:table-cell table:number-columns-repeated="16374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木村一基</text:p>
          </table:table-cell>
          <table:table-cell office:value-type="string" table:style-name="ce5">
            <text:p>松尾歩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2回戦</text:p>
          </table:table-cell>
          <table:table-cell table:style-name="ce5"/>
          <table:table-cell table:number-columns-repeated="16374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飯塚祐紀</text:p>
          </table:table-cell>
          <table:table-cell office:value-type="string" table:style-name="ce5">
            <text:p>藤井猛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2回戦</text:p>
          </table:table-cell>
          <table:table-cell table:style-name="ce5"/>
          <table:table-cell table:number-columns-repeated="16374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丸山忠久</text:p>
          </table:table-cell>
          <table:table-cell office:value-type="string" table:style-name="ce5">
            <text:p>佐藤天彦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2回戦</text:p>
          </table:table-cell>
          <table:table-cell table:style-name="ce5"/>
          <table:table-cell table:number-columns-repeated="16374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谷川浩司</text:p>
          </table:table-cell>
          <table:table-cell office:value-type="string" table:style-name="ce5">
            <text:p>橋本崇載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2回戦</text:p>
          </table:table-cell>
          <table:table-cell table:style-name="ce5"/>
          <table:table-cell table:number-columns-repeated="16374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豊島将之</text:p>
          </table:table-cell>
          <table:table-cell office:value-type="string" table:style-name="ce5">
            <text:p>畠山鎮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6">
            <text:p>13回戦</text:p>
          </table:table-cell>
          <table:table-cell table:style-name="ce5"/>
          <table:table-cell table:number-columns-repeated="16374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村山慈明</text:p>
          </table:table-cell>
          <table:table-cell office:value-type="string" table:style-name="ce5">
            <text:p>屋敷伸之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3回戦</text:p>
          </table:table-cell>
          <table:table-cell table:number-columns-repeated="16375" table:style-name="ce2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木村一基</text:p>
          </table:table-cell>
          <table:table-cell office:value-type="string" table:style-name="ce5">
            <text:p>松尾歩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3回戦</text:p>
          </table:table-cell>
          <table:table-cell table:number-columns-repeated="16375" table:style-name="ce2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飯塚祐紀</text:p>
          </table:table-cell>
          <table:table-cell office:value-type="string" table:style-name="ce5">
            <text:p>藤井猛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3回戦</text:p>
          </table:table-cell>
          <table:table-cell table:number-columns-repeated="16375" table:style-name="ce2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丸山忠久</text:p>
          </table:table-cell>
          <table:table-cell office:value-type="string" table:style-name="ce5">
            <text:p>佐藤天彦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3回戦</text:p>
          </table:table-cell>
          <table:table-cell table:number-columns-repeated="16375" table:style-name="ce2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谷川浩司</text:p>
          </table:table-cell>
          <table:table-cell office:value-type="string" table:style-name="ce5">
            <text:p>橋本崇載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3回戦</text:p>
          </table:table-cell>
          <table:table-cell table:number-columns-repeated="16375" table:style-name="ce2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15-09-18T00:00:00" table:style-name="ce5">
            <text:p>2015/9/18</text:p>
          </table:table-cell>
          <table:table-cell office:value-type="string" table:style-name="ce2">
            <text:p>永瀬拓矢</text:p>
          </table:table-cell>
          <table:table-cell office:value-type="string" table:style-name="ce2">
            <text:p>大石直嗣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Aブロック</text:p>
          </table:table-cell>
          <table:table-cell office:value-type="string" table:style-name="ce4">
            <text:p>03回戦</text:p>
          </table:table-cell>
          <table:table-cell table:number-columns-repeated="16375" table:style-name="ce2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15-09-18T00:00:00" table:style-name="ce5">
            <text:p>2015/9/18</text:p>
          </table:table-cell>
          <table:table-cell office:value-type="string" table:style-name="ce2">
            <text:p>澤田真吾</text:p>
          </table:table-cell>
          <table:table-cell office:value-type="string" table:style-name="ce2">
            <text:p>佐々木慎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Aブロック</text:p>
          </table:table-cell>
          <table:table-cell office:value-type="string" table:style-name="ce4">
            <text:p>03回戦</text:p>
          </table:table-cell>
          <table:table-cell table:number-columns-repeated="16375" table:style-name="ce2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15-09-18T00:00:00" table:style-name="ce5">
            <text:p>2015/9/18</text:p>
          </table:table-cell>
          <table:table-cell office:value-type="string" table:style-name="ce2">
            <text:p>永瀬拓矢</text:p>
          </table:table-cell>
          <table:table-cell office:value-type="string" table:style-name="ce2">
            <text:p>大石直嗣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Aブロック</text:p>
          </table:table-cell>
          <table:table-cell office:value-type="string" table:style-name="ce6">
            <text:p>04回戦</text:p>
          </table:table-cell>
          <table:table-cell table:number-columns-repeated="16375" table:style-name="ce2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15-09-18T00:00:00" table:style-name="ce5">
            <text:p>2015/9/18</text:p>
          </table:table-cell>
          <table:table-cell office:value-type="string" table:style-name="ce2">
            <text:p>澤田真吾</text:p>
          </table:table-cell>
          <table:table-cell office:value-type="string" table:style-name="ce2">
            <text:p>佐々木慎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Aブロック</text:p>
          </table:table-cell>
          <table:table-cell office:value-type="string" table:style-name="ce6">
            <text:p>04回戦</text:p>
          </table:table-cell>
          <table:table-cell table:number-columns-repeated="16375" table:style-name="ce2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15-09-23T00:00:00" table:style-name="ce5">
            <text:p>2015/9/23</text:p>
          </table:table-cell>
          <table:table-cell office:value-type="string" table:style-name="ce2">
            <text:p>髙野秀行</text:p>
          </table:table-cell>
          <table:table-cell office:value-type="string" table:style-name="ce2">
            <text:p>伊藤博文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3回戦</text:p>
          </table:table-cell>
          <table:table-cell table:number-columns-repeated="16375" table:style-name="ce2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15-09-23T00:00:00" table:style-name="ce5">
            <text:p>2015/9/23</text:p>
          </table:table-cell>
          <table:table-cell office:value-type="string" table:style-name="ce2">
            <text:p>勝又清和</text:p>
          </table:table-cell>
          <table:table-cell office:value-type="string" table:style-name="ce2">
            <text:p>宮田敦史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3回戦</text:p>
          </table:table-cell>
          <table:table-cell table:number-columns-repeated="16375" table:style-name="ce2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15-09-23T00:00:00" table:style-name="ce5">
            <text:p>2015/9/23</text:p>
          </table:table-cell>
          <table:table-cell office:value-type="string" table:style-name="ce2">
            <text:p>髙野秀行</text:p>
          </table:table-cell>
          <table:table-cell office:value-type="string" table:style-name="ce2">
            <text:p>伊藤博文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4回戦</text:p>
          </table:table-cell>
          <table:table-cell table:number-columns-repeated="16375" table:style-name="ce2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15-09-23T00:00:00" table:style-name="ce5">
            <text:p>2015/9/23</text:p>
          </table:table-cell>
          <table:table-cell office:value-type="string" table:style-name="ce2">
            <text:p>勝又清和</text:p>
          </table:table-cell>
          <table:table-cell office:value-type="string" table:style-name="ce2">
            <text:p>宮田敦史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4回戦</text:p>
          </table:table-cell>
          <table:table-cell table:style-name="ce3"/>
          <table:table-cell table:number-columns-repeated="16374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16-01-20T00:00:00" table:style-name="ce5">
            <text:p>2016/1/20</text:p>
          </table:table-cell>
          <table:table-cell office:value-type="string" table:style-name="ce2">
            <text:p>島本亮</text:p>
          </table:table-cell>
          <table:table-cell office:value-type="string" table:style-name="ce2">
            <text:p>石川泰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29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4">
            <text:p>01回戦</text:p>
          </table:table-cell>
          <table:table-cell table:style-name="ce3"/>
          <table:table-cell table:number-columns-repeated="16374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16-01-20T00:00:00" table:style-name="ce5">
            <text:p>2016/1/20</text:p>
          </table:table-cell>
          <table:table-cell office:value-type="string" table:style-name="ce2">
            <text:p>島本亮</text:p>
          </table:table-cell>
          <table:table-cell office:value-type="string" table:style-name="ce2">
            <text:p>石川泰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29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6">
            <text:p>02回戦</text:p>
          </table:table-cell>
          <table:table-cell table:style-name="ce3"/>
          <table:table-cell table:number-columns-repeated="16374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16-06-13T00:00:00" table:style-name="ce5">
            <text:p>2016/6/13</text:p>
          </table:table-cell>
          <table:table-cell office:value-type="string" table:style-name="ce2">
            <text:p>都成竜馬</text:p>
          </table:table-cell>
          <table:table-cell office:value-type="string" table:style-name="ce2">
            <text:p>梶浦宏孝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2回戦</text:p>
          </table:table-cell>
          <table:table-cell table:style-name="ce3"/>
          <table:table-cell table:number-columns-repeated="16374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16-06-13T00:00:00" table:style-name="ce5">
            <text:p>2016/6/13</text:p>
          </table:table-cell>
          <table:table-cell office:value-type="string" table:style-name="ce2">
            <text:p>三枚堂達也</text:p>
          </table:table-cell>
          <table:table-cell office:value-type="string" table:style-name="ce2">
            <text:p>都成竜馬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1回戦</text:p>
          </table:table-cell>
          <table:table-cell table:style-name="ce3"/>
          <table:table-cell table:number-columns-repeated="16374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16-06-13T00:00:00" table:style-name="ce5">
            <text:p>2016/6/13</text:p>
          </table:table-cell>
          <table:table-cell office:value-type="string" table:style-name="ce2">
            <text:p>門倉啓太</text:p>
          </table:table-cell>
          <table:table-cell office:value-type="string" table:style-name="ce2">
            <text:p>梶浦宏孝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1回戦</text:p>
          </table:table-cell>
          <table:table-cell table:style-name="ce3"/>
          <table:table-cell table:number-columns-repeated="16374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16-06-13T00:00:00" table:style-name="ce5">
            <text:p>2016/6/13</text:p>
          </table:table-cell>
          <table:table-cell office:value-type="string" table:style-name="ce2">
            <text:p>都成竜馬</text:p>
          </table:table-cell>
          <table:table-cell office:value-type="string" table:style-name="ce2">
            <text:p>梶浦宏孝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3回戦</text:p>
          </table:table-cell>
          <table:table-cell table:style-name="ce3"/>
          <table:table-cell table:number-columns-repeated="16374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16-06-13T00:00:00" table:style-name="ce5">
            <text:p>2016/6/13</text:p>
          </table:table-cell>
          <table:table-cell office:value-type="string" table:style-name="ce2">
            <text:p>三枚堂達也</text:p>
          </table:table-cell>
          <table:table-cell office:value-type="string" table:style-name="ce2">
            <text:p>都成竜馬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2回戦</text:p>
          </table:table-cell>
          <table:table-cell table:style-name="ce3"/>
          <table:table-cell table:number-columns-repeated="16374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16-06-13T00:00:00" table:style-name="ce5">
            <text:p>2016/6/13</text:p>
          </table:table-cell>
          <table:table-cell office:value-type="string" table:style-name="ce2">
            <text:p>門倉啓太</text:p>
          </table:table-cell>
          <table:table-cell office:value-type="string" table:style-name="ce2">
            <text:p>梶浦宏孝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2回戦</text:p>
          </table:table-cell>
          <table:table-cell table:style-name="ce3"/>
          <table:table-cell table:number-columns-repeated="16374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佐々木大地</text:p>
          </table:table-cell>
          <table:table-cell office:value-type="string" table:style-name="ce2">
            <text:p>石田直裕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2回戦</text:p>
          </table:table-cell>
          <table:table-cell table:style-name="ce3"/>
          <table:table-cell table:number-columns-repeated="16374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増田康宏</text:p>
          </table:table-cell>
          <table:table-cell office:value-type="string" table:style-name="ce2">
            <text:p>髙野智史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2回戦</text:p>
          </table:table-cell>
          <table:table-cell table:style-name="ce3"/>
          <table:table-cell table:number-columns-repeated="16374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髙野智史</text:p>
          </table:table-cell>
          <table:table-cell office:value-type="string" table:style-name="ce2">
            <text:p>藤森哲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1回戦</text:p>
          </table:table-cell>
          <table:table-cell table:style-name="ce3"/>
          <table:table-cell table:number-columns-repeated="16374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今泉健司</text:p>
          </table:table-cell>
          <table:table-cell office:value-type="string" table:style-name="ce2">
            <text:p>増田康宏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1回戦</text:p>
          </table:table-cell>
          <table:table-cell table:style-name="ce3"/>
          <table:table-cell table:number-columns-repeated="16374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竹内雄悟</text:p>
          </table:table-cell>
          <table:table-cell office:value-type="string" table:style-name="ce2">
            <text:p>佐々木大地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1回戦</text:p>
          </table:table-cell>
          <table:table-cell table:style-name="ce3"/>
          <table:table-cell table:number-columns-repeated="16374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石田直裕</text:p>
          </table:table-cell>
          <table:table-cell office:value-type="string" table:style-name="ce2">
            <text:p>星野良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1回戦</text:p>
          </table:table-cell>
          <table:table-cell table:style-name="ce3"/>
          <table:table-cell table:number-columns-repeated="16374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佐々木大地</text:p>
          </table:table-cell>
          <table:table-cell office:value-type="string" table:style-name="ce2">
            <text:p>石田直裕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3回戦</text:p>
          </table:table-cell>
          <table:table-cell table:style-name="ce3"/>
          <table:table-cell table:number-columns-repeated="16374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増田康宏</text:p>
          </table:table-cell>
          <table:table-cell office:value-type="string" table:style-name="ce2">
            <text:p>髙野智史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3回戦</text:p>
          </table:table-cell>
          <table:table-cell table:style-name="ce3"/>
          <table:table-cell table:number-columns-repeated="16374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髙野智史</text:p>
          </table:table-cell>
          <table:table-cell office:value-type="string" table:style-name="ce2">
            <text:p>藤森哲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2回戦</text:p>
          </table:table-cell>
          <table:table-cell table:style-name="ce3"/>
          <table:table-cell table:number-columns-repeated="16374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今泉健司</text:p>
          </table:table-cell>
          <table:table-cell office:value-type="string" table:style-name="ce2">
            <text:p>増田康宏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2回戦</text:p>
          </table:table-cell>
          <table:table-cell table:style-name="ce3"/>
          <table:table-cell table:number-columns-repeated="16374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竹内雄悟</text:p>
          </table:table-cell>
          <table:table-cell office:value-type="string" table:style-name="ce2">
            <text:p>佐々木大地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2回戦</text:p>
          </table:table-cell>
          <table:table-cell table:style-name="ce3"/>
          <table:table-cell table:number-columns-repeated="16374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石田直裕</text:p>
          </table:table-cell>
          <table:table-cell office:value-type="string" table:style-name="ce2">
            <text:p>星野良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2回戦</text:p>
          </table:table-cell>
          <table:table-cell table:style-name="ce3"/>
          <table:table-cell table:number-columns-repeated="16374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17-04-26T00:00:00" table:style-name="ce5">
            <text:p>2017/4/26</text:p>
          </table:table-cell>
          <table:table-cell office:value-type="string" table:style-name="ce2">
            <text:p>戸辺誠</text:p>
          </table:table-cell>
          <table:table-cell office:value-type="string" table:style-name="ce2">
            <text:p>飯塚祐紀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67期</text:p>
          </table:table-cell>
          <table:table-cell office:value-type="string" table:style-name="ce4">
            <text:p>二次予選</text:p>
          </table:table-cell>
          <table:table-cell office:value-type="string" table:style-name="ce2">
            <text:p>02組</text:p>
          </table:table-cell>
          <table:table-cell office:value-type="string" table:style-name="ce2">
            <text:p>02回戦</text:p>
          </table:table-cell>
          <table:table-cell table:number-columns-repeated="16375" table:style-name="ce2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17-04-26T00:00:00" table:style-name="ce5">
            <text:p>2017/4/26</text:p>
          </table:table-cell>
          <table:table-cell office:value-type="string" table:style-name="ce2">
            <text:p>戸辺誠</text:p>
          </table:table-cell>
          <table:table-cell office:value-type="string" table:style-name="ce2">
            <text:p>飯塚祐紀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67期</text:p>
          </table:table-cell>
          <table:table-cell office:value-type="string" table:style-name="ce6">
            <text:p>一次予選</text:p>
          </table:table-cell>
          <table:table-cell office:value-type="string" table:style-name="ce2">
            <text:p>02組</text:p>
          </table:table-cell>
          <table:table-cell office:value-type="string" table:style-name="ce2">
            <text:p>02回戦</text:p>
          </table:table-cell>
          <table:table-cell table:number-columns-repeated="16375" table:style-name="ce2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17-05-01T00:00:00" table:style-name="ce5">
            <text:p>2017/5/1</text:p>
          </table:table-cell>
          <table:table-cell office:value-type="string" table:style-name="ce2">
            <text:p>遠山雄亮</text:p>
          </table:table-cell>
          <table:table-cell office:value-type="string" table:style-name="ce2">
            <text:p>片上大輔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67期</text:p>
          </table:table-cell>
          <table:table-cell office:value-type="string" table:style-name="ce4">
            <text:p>二次予選</text:p>
          </table:table-cell>
          <table:table-cell office:value-type="string" table:style-name="ce2">
            <text:p>02組</text:p>
          </table:table-cell>
          <table:table-cell office:value-type="string" table:style-name="ce2">
            <text:p>03回戦</text:p>
          </table:table-cell>
          <table:table-cell table:number-columns-repeated="16375" table:style-name="ce2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17-05-01T00:00:00" table:style-name="ce5">
            <text:p>2017/5/1</text:p>
          </table:table-cell>
          <table:table-cell office:value-type="string" table:style-name="ce2">
            <text:p>遠山雄亮</text:p>
          </table:table-cell>
          <table:table-cell office:value-type="string" table:style-name="ce2">
            <text:p>片上大輔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67期</text:p>
          </table:table-cell>
          <table:table-cell office:value-type="string" table:style-name="ce6">
            <text:p>一次予選</text:p>
          </table:table-cell>
          <table:table-cell office:value-type="string" table:style-name="ce2">
            <text:p>02組</text:p>
          </table:table-cell>
          <table:table-cell office:value-type="string" table:style-name="ce2">
            <text:p>03回戦</text:p>
          </table:table-cell>
          <table:table-cell table:number-columns-repeated="16375" table:style-name="ce2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17-05-02T00:00:00" table:style-name="ce5">
            <text:p>2017/5/2</text:p>
          </table:table-cell>
          <table:table-cell office:value-type="string" table:style-name="ce2">
            <text:p>中村太地</text:p>
          </table:table-cell>
          <table:table-cell office:value-type="string" table:style-name="ce2">
            <text:p>門倉啓太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67期</text:p>
          </table:table-cell>
          <table:table-cell office:value-type="string" table:style-name="ce4">
            <text:p>二次予選</text:p>
          </table:table-cell>
          <table:table-cell office:value-type="string" table:style-name="ce2">
            <text:p>05組</text:p>
          </table:table-cell>
          <table:table-cell office:value-type="string" table:style-name="ce2">
            <text:p>03回戦</text:p>
          </table:table-cell>
          <table:table-cell table:number-columns-repeated="16375" table:style-name="ce2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17-05-02T00:00:00" table:style-name="ce5">
            <text:p>2017/5/2</text:p>
          </table:table-cell>
          <table:table-cell office:value-type="string" table:style-name="ce2">
            <text:p>阿部光瑠</text:p>
          </table:table-cell>
          <table:table-cell office:value-type="string" table:style-name="ce2">
            <text:p>橋本崇載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67期</text:p>
          </table:table-cell>
          <table:table-cell office:value-type="string" table:style-name="ce4">
            <text:p>二次予選</text:p>
          </table:table-cell>
          <table:table-cell office:value-type="string" table:style-name="ce2">
            <text:p>01組</text:p>
          </table:table-cell>
          <table:table-cell office:value-type="string" table:style-name="ce2">
            <text:p>02回戦</text:p>
          </table:table-cell>
          <table:table-cell table:number-columns-repeated="16375" table:style-name="ce2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17-05-02T00:00:00" table:style-name="ce5">
            <text:p>2017/5/2</text:p>
          </table:table-cell>
          <table:table-cell office:value-type="string" table:style-name="ce2">
            <text:p>髙野秀行</text:p>
          </table:table-cell>
          <table:table-cell office:value-type="string" table:style-name="ce2">
            <text:p>村山慈明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67期</text:p>
          </table:table-cell>
          <table:table-cell office:value-type="string" table:style-name="ce4">
            <text:p>二次予選</text:p>
          </table:table-cell>
          <table:table-cell office:value-type="string" table:style-name="ce2">
            <text:p>01組</text:p>
          </table:table-cell>
          <table:table-cell office:value-type="string" table:style-name="ce2">
            <text:p>02回戦</text:p>
          </table:table-cell>
          <table:table-cell table:number-columns-repeated="16375" table:style-name="ce2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17-05-02T00:00:00" table:style-name="ce5">
            <text:p>2017/5/2</text:p>
          </table:table-cell>
          <table:table-cell office:value-type="string" table:style-name="ce2">
            <text:p>中村太地</text:p>
          </table:table-cell>
          <table:table-cell office:value-type="string" table:style-name="ce2">
            <text:p>門倉啓太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67期</text:p>
          </table:table-cell>
          <table:table-cell office:value-type="string" table:style-name="ce6">
            <text:p>一次予選</text:p>
          </table:table-cell>
          <table:table-cell office:value-type="string" table:style-name="ce2">
            <text:p>05組</text:p>
          </table:table-cell>
          <table:table-cell office:value-type="string" table:style-name="ce2">
            <text:p>03回戦</text:p>
          </table:table-cell>
          <table:table-cell table:number-columns-repeated="16375" table:style-name="ce2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17-05-02T00:00:00" table:style-name="ce5">
            <text:p>2017/5/2</text:p>
          </table:table-cell>
          <table:table-cell office:value-type="string" table:style-name="ce2">
            <text:p>阿部光瑠</text:p>
          </table:table-cell>
          <table:table-cell office:value-type="string" table:style-name="ce2">
            <text:p>橋本崇載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67期</text:p>
          </table:table-cell>
          <table:table-cell office:value-type="string" table:style-name="ce6">
            <text:p>一次予選</text:p>
          </table:table-cell>
          <table:table-cell office:value-type="string" table:style-name="ce2">
            <text:p>01組</text:p>
          </table:table-cell>
          <table:table-cell office:value-type="string" table:style-name="ce2">
            <text:p>02回戦</text:p>
          </table:table-cell>
          <table:table-cell table:number-columns-repeated="16375" table:style-name="ce2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17-05-02T00:00:00" table:style-name="ce5">
            <text:p>2017/5/2</text:p>
          </table:table-cell>
          <table:table-cell office:value-type="string" table:style-name="ce2">
            <text:p>髙野秀行</text:p>
          </table:table-cell>
          <table:table-cell office:value-type="string" table:style-name="ce2">
            <text:p>村山慈明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67期</text:p>
          </table:table-cell>
          <table:table-cell office:value-type="string" table:style-name="ce6">
            <text:p>一次予選</text:p>
          </table:table-cell>
          <table:table-cell office:value-type="string" table:style-name="ce2">
            <text:p>01組</text:p>
          </table:table-cell>
          <table:table-cell office:value-type="string" table:style-name="ce2">
            <text:p>02回戦</text:p>
          </table:table-cell>
          <table:table-cell table:number-columns-repeated="16375" table:style-name="ce2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17-06-22T00:00:00" table:style-name="ce5">
            <text:p>2017/6/22</text:p>
          </table:table-cell>
          <table:table-cell office:value-type="string" table:style-name="ce2">
            <text:p>金井恒太</text:p>
          </table:table-cell>
          <table:table-cell office:value-type="string" table:style-name="ce2">
            <text:p>村田智弘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3回戦</text:p>
          </table:table-cell>
          <table:table-cell table:style-name="ce3"/>
          <table:table-cell table:number-columns-repeated="16374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17-06-22T00:00:00" table:style-name="ce5">
            <text:p>2017/6/22</text:p>
          </table:table-cell>
          <table:table-cell office:value-type="string" table:style-name="ce2">
            <text:p>村中秀史</text:p>
          </table:table-cell>
          <table:table-cell office:value-type="string" table:style-name="ce2">
            <text:p>金井恒太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style-name="ce3"/>
          <table:table-cell table:number-columns-repeated="16374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17-06-22T00:00:00" table:style-name="ce5">
            <text:p>2017/6/22</text:p>
          </table:table-cell>
          <table:table-cell office:value-type="string" table:style-name="ce2">
            <text:p>村田智弘</text:p>
          </table:table-cell>
          <table:table-cell office:value-type="string" table:style-name="ce2">
            <text:p>八代弥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style-name="ce3"/>
          <table:table-cell table:number-columns-repeated="16374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17-06-22T00:00:00" table:style-name="ce5">
            <text:p>2017/6/22</text:p>
          </table:table-cell>
          <table:table-cell office:value-type="string" table:style-name="ce2">
            <text:p>金井恒太</text:p>
          </table:table-cell>
          <table:table-cell office:value-type="string" table:style-name="ce2">
            <text:p>村田智弘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style-name="ce3"/>
          <table:table-cell table:number-columns-repeated="16374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17-06-22T00:00:00" table:style-name="ce5">
            <text:p>2017/6/22</text:p>
          </table:table-cell>
          <table:table-cell office:value-type="string" table:style-name="ce2">
            <text:p>村中秀史</text:p>
          </table:table-cell>
          <table:table-cell office:value-type="string" table:style-name="ce2">
            <text:p>金井恒太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style-name="ce3"/>
          <table:table-cell table:number-columns-repeated="16374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17-06-22T00:00:00" table:style-name="ce5">
            <text:p>2017/6/22</text:p>
          </table:table-cell>
          <table:table-cell office:value-type="string" table:style-name="ce2">
            <text:p>村田智弘</text:p>
          </table:table-cell>
          <table:table-cell office:value-type="string" table:style-name="ce2">
            <text:p>八代弥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style-name="ce3"/>
          <table:table-cell table:number-columns-repeated="16374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17-06-23T00:00:00" table:style-name="ce5">
            <text:p>2017/6/23</text:p>
          </table:table-cell>
          <table:table-cell office:value-type="string" table:style-name="ce2">
            <text:p>大石直嗣</text:p>
          </table:table-cell>
          <table:table-cell office:value-type="string" table:style-name="ce2">
            <text:p>髙﨑一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3回戦</text:p>
          </table:table-cell>
          <table:table-cell table:style-name="ce3"/>
          <table:table-cell table:number-columns-repeated="16374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17-06-23T00:00:00" table:style-name="ce5">
            <text:p>2017/6/23</text:p>
          </table:table-cell>
          <table:table-cell office:value-type="string" table:style-name="ce2">
            <text:p>大平武洋</text:p>
          </table:table-cell>
          <table:table-cell office:value-type="string" table:style-name="ce2">
            <text:p>髙﨑一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style-name="ce3"/>
          <table:table-cell table:number-columns-repeated="16374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17-06-23T00:00:00" table:style-name="ce5">
            <text:p>2017/6/23</text:p>
          </table:table-cell>
          <table:table-cell office:value-type="string" table:style-name="ce2">
            <text:p>川上猛</text:p>
          </table:table-cell>
          <table:table-cell office:value-type="string" table:style-name="ce2">
            <text:p>大石直嗣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style-name="ce3"/>
          <table:table-cell table:number-columns-repeated="16374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17-06-23T00:00:00" table:style-name="ce5">
            <text:p>2017/6/23</text:p>
          </table:table-cell>
          <table:table-cell office:value-type="string" table:style-name="ce2">
            <text:p>大石直嗣</text:p>
          </table:table-cell>
          <table:table-cell office:value-type="string" table:style-name="ce2">
            <text:p>髙﨑一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style-name="ce3"/>
          <table:table-cell table:number-columns-repeated="16374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17-06-23T00:00:00" table:style-name="ce5">
            <text:p>2017/6/23</text:p>
          </table:table-cell>
          <table:table-cell office:value-type="string" table:style-name="ce2">
            <text:p>大平武洋</text:p>
          </table:table-cell>
          <table:table-cell office:value-type="string" table:style-name="ce2">
            <text:p>髙﨑一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style-name="ce3"/>
          <table:table-cell table:number-columns-repeated="16374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17-06-23T00:00:00" table:style-name="ce5">
            <text:p>2017/6/23</text:p>
          </table:table-cell>
          <table:table-cell office:value-type="string" table:style-name="ce2">
            <text:p>川上猛</text:p>
          </table:table-cell>
          <table:table-cell office:value-type="string" table:style-name="ce2">
            <text:p>大石直嗣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17-06-28T00:00:00" table:style-name="ce5">
            <text:p>2017/6/28</text:p>
          </table:table-cell>
          <table:table-cell office:value-type="string" table:style-name="ce2">
            <text:p>永瀬拓矢</text:p>
          </table:table-cell>
          <table:table-cell office:value-type="string" table:style-name="ce2">
            <text:p>船江恒平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3回戦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17-06-28T00:00:00" table:style-name="ce5">
            <text:p>2017/6/28</text:p>
          </table:table-cell>
          <table:table-cell office:value-type="string" table:style-name="ce2">
            <text:p>船江恒平</text:p>
          </table:table-cell>
          <table:table-cell office:value-type="string" table:style-name="ce2">
            <text:p>佐藤和俊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17-06-28T00:00:00" table:style-name="ce5">
            <text:p>2017/6/28</text:p>
          </table:table-cell>
          <table:table-cell office:value-type="string" table:style-name="ce2">
            <text:p>永瀬拓矢</text:p>
          </table:table-cell>
          <table:table-cell office:value-type="string" table:style-name="ce2">
            <text:p>宮田敦史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17-06-28T00:00:00" table:style-name="ce5">
            <text:p>2017/6/28</text:p>
          </table:table-cell>
          <table:table-cell office:value-type="string" table:style-name="ce2">
            <text:p>永瀬拓矢</text:p>
          </table:table-cell>
          <table:table-cell office:value-type="string" table:style-name="ce2">
            <text:p>船江恒平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17-06-28T00:00:00" table:style-name="ce5">
            <text:p>2017/6/28</text:p>
          </table:table-cell>
          <table:table-cell office:value-type="string" table:style-name="ce2">
            <text:p>船江恒平</text:p>
          </table:table-cell>
          <table:table-cell office:value-type="string" table:style-name="ce2">
            <text:p>佐藤和俊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17-06-28T00:00:00" table:style-name="ce5">
            <text:p>2017/6/28</text:p>
          </table:table-cell>
          <table:table-cell office:value-type="string" table:style-name="ce2">
            <text:p>永瀬拓矢</text:p>
          </table:table-cell>
          <table:table-cell office:value-type="string" table:style-name="ce2">
            <text:p>宮田敦史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17-06-29T00:00:00" table:style-name="ce5">
            <text:p>2017/6/29</text:p>
          </table:table-cell>
          <table:table-cell office:value-type="string" table:style-name="ce2">
            <text:p>小林裕士</text:p>
          </table:table-cell>
          <table:table-cell office:value-type="string" table:style-name="ce2">
            <text:p>平藤眞吾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4">
            <text:p>Bブロック</text:p>
          </table:table-cell>
          <table:table-cell office:value-type="string" table:style-name="ce2">
            <text:p>02回戦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17-06-29T00:00:00" table:style-name="ce5">
            <text:p>2017/6/29</text:p>
          </table:table-cell>
          <table:table-cell office:value-type="string" table:style-name="ce2">
            <text:p>佐藤紳哉</text:p>
          </table:table-cell>
          <table:table-cell office:value-type="string" table:style-name="ce2">
            <text:p>矢倉規広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17-06-29T00:00:00" table:style-name="ce5">
            <text:p>2017/6/29</text:p>
          </table:table-cell>
          <table:table-cell office:value-type="string" table:style-name="ce2">
            <text:p>中座真</text:p>
          </table:table-cell>
          <table:table-cell office:value-type="string" table:style-name="ce2">
            <text:p>佐藤秀司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17-06-29T00:00:00" table:style-name="ce5">
            <text:p>2017/6/29</text:p>
          </table:table-cell>
          <table:table-cell office:value-type="string" table:style-name="ce2">
            <text:p>佐藤秀司</text:p>
          </table:table-cell>
          <table:table-cell office:value-type="string" table:style-name="ce2">
            <text:p>佐藤紳哉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3回戦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17-06-29T00:00:00" table:style-name="ce5">
            <text:p>2017/6/29</text:p>
          </table:table-cell>
          <table:table-cell office:value-type="string" table:style-name="ce2">
            <text:p>小林裕士</text:p>
          </table:table-cell>
          <table:table-cell office:value-type="string" table:style-name="ce2">
            <text:p>平藤眞吾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6">
            <text:p>Aブロック</text:p>
          </table:table-cell>
          <table:table-cell office:value-type="string" table:style-name="ce2">
            <text:p>02回戦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17-06-29T00:00:00" table:style-name="ce5">
            <text:p>2017/6/29</text:p>
          </table:table-cell>
          <table:table-cell office:value-type="string" table:style-name="ce2">
            <text:p>佐藤紳哉</text:p>
          </table:table-cell>
          <table:table-cell office:value-type="string" table:style-name="ce2">
            <text:p>矢倉規広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17-06-29T00:00:00" table:style-name="ce5">
            <text:p>2017/6/29</text:p>
          </table:table-cell>
          <table:table-cell office:value-type="string" table:style-name="ce2">
            <text:p>中座真</text:p>
          </table:table-cell>
          <table:table-cell office:value-type="string" table:style-name="ce2">
            <text:p>佐藤秀司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17-06-29T00:00:00" table:style-name="ce5">
            <text:p>2017/6/29</text:p>
          </table:table-cell>
          <table:table-cell office:value-type="string" table:style-name="ce2">
            <text:p>佐藤秀司</text:p>
          </table:table-cell>
          <table:table-cell office:value-type="string" table:style-name="ce2">
            <text:p>佐藤紳哉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17-06-30T00:00:00" table:style-name="ce5">
            <text:p>2017/6/30</text:p>
          </table:table-cell>
          <table:table-cell office:value-type="string" table:style-name="ce2">
            <text:p>長沼洋</text:p>
          </table:table-cell>
          <table:table-cell office:value-type="string" table:style-name="ce2">
            <text:p>北島忠雄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17-06-30T00:00:00" table:style-name="ce5">
            <text:p>2017/6/30</text:p>
          </table:table-cell>
          <table:table-cell office:value-type="string" table:style-name="ce2">
            <text:p>中田功</text:p>
          </table:table-cell>
          <table:table-cell office:value-type="string" table:style-name="ce2">
            <text:p>木下浩一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17-06-30T00:00:00" table:style-name="ce5">
            <text:p>2017/6/30</text:p>
          </table:table-cell>
          <table:table-cell office:value-type="string" table:style-name="ce2">
            <text:p>中田功</text:p>
          </table:table-cell>
          <table:table-cell office:value-type="string" table:style-name="ce2">
            <text:p>北島忠雄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3回戦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17-06-30T00:00:00" table:style-name="ce5">
            <text:p>2017/6/30</text:p>
          </table:table-cell>
          <table:table-cell office:value-type="string" table:style-name="ce2">
            <text:p>長沼洋</text:p>
          </table:table-cell>
          <table:table-cell office:value-type="string" table:style-name="ce2">
            <text:p>北島忠雄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17-06-30T00:00:00" table:style-name="ce5">
            <text:p>2017/6/30</text:p>
          </table:table-cell>
          <table:table-cell office:value-type="string" table:style-name="ce2">
            <text:p>中田功</text:p>
          </table:table-cell>
          <table:table-cell office:value-type="string" table:style-name="ce2">
            <text:p>木下浩一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17-06-30T00:00:00" table:style-name="ce5">
            <text:p>2017/6/30</text:p>
          </table:table-cell>
          <table:table-cell office:value-type="string" table:style-name="ce2">
            <text:p>中田功</text:p>
          </table:table-cell>
          <table:table-cell office:value-type="string" table:style-name="ce2">
            <text:p>北島忠雄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17-07-04T00:00:00" table:style-name="ce5">
            <text:p>2017/7/4</text:p>
          </table:table-cell>
          <table:table-cell office:value-type="string" table:style-name="ce2">
            <text:p>有森浩三</text:p>
          </table:table-cell>
          <table:table-cell office:value-type="string" table:style-name="ce2">
            <text:p>所司和晴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17-07-04T00:00:00" table:style-name="ce5">
            <text:p>2017/7/4</text:p>
          </table:table-cell>
          <table:table-cell office:value-type="string" table:style-name="ce2">
            <text:p>有森浩三</text:p>
          </table:table-cell>
          <table:table-cell office:value-type="string" table:style-name="ce2">
            <text:p>所司和晴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17-07-07T00:00:00" table:style-name="ce5">
            <text:p>2017/7/7</text:p>
          </table:table-cell>
          <table:table-cell office:value-type="string" table:style-name="ce2">
            <text:p>阿部光瑠</text:p>
          </table:table-cell>
          <table:table-cell office:value-type="string" table:style-name="ce2">
            <text:p>千田翔太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3回戦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17-07-07T00:00:00" table:style-name="ce5">
            <text:p>2017/7/7</text:p>
          </table:table-cell>
          <table:table-cell office:value-type="string" table:style-name="ce2">
            <text:p>阿部光瑠</text:p>
          </table:table-cell>
          <table:table-cell office:value-type="string" table:style-name="ce2">
            <text:p>片上大輔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17-07-07T00:00:00" table:style-name="ce5">
            <text:p>2017/7/7</text:p>
          </table:table-cell>
          <table:table-cell office:value-type="string" table:style-name="ce2">
            <text:p>近藤正和</text:p>
          </table:table-cell>
          <table:table-cell office:value-type="string" table:style-name="ce2">
            <text:p>千田翔太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17-07-07T00:00:00" table:style-name="ce5">
            <text:p>2017/7/7</text:p>
          </table:table-cell>
          <table:table-cell office:value-type="string" table:style-name="ce2">
            <text:p>阿部光瑠</text:p>
          </table:table-cell>
          <table:table-cell office:value-type="string" table:style-name="ce2">
            <text:p>千田翔太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17-07-07T00:00:00" table:style-name="ce5">
            <text:p>2017/7/7</text:p>
          </table:table-cell>
          <table:table-cell office:value-type="string" table:style-name="ce2">
            <text:p>阿部光瑠</text:p>
          </table:table-cell>
          <table:table-cell office:value-type="string" table:style-name="ce2">
            <text:p>片上大輔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17-07-07T00:00:00" table:style-name="ce5">
            <text:p>2017/7/7</text:p>
          </table:table-cell>
          <table:table-cell office:value-type="string" table:style-name="ce2">
            <text:p>近藤正和</text:p>
          </table:table-cell>
          <table:table-cell office:value-type="string" table:style-name="ce2">
            <text:p>千田翔太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17-07-28T00:00:00" table:style-name="ce5">
            <text:p>2017/7/28</text:p>
          </table:table-cell>
          <table:table-cell office:value-type="string" table:style-name="ce2">
            <text:p>小倉久史</text:p>
          </table:table-cell>
          <table:table-cell office:value-type="string" table:style-name="ce2">
            <text:p>飯島栄治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17-07-28T00:00:00" table:style-name="ce5">
            <text:p>2017/7/28</text:p>
          </table:table-cell>
          <table:table-cell office:value-type="string" table:style-name="ce2">
            <text:p>小倉久史</text:p>
          </table:table-cell>
          <table:table-cell office:value-type="string" table:style-name="ce2">
            <text:p>飯島栄治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17-08-15T00:00:00" table:style-name="ce5">
            <text:p>2017/8/15</text:p>
          </table:table-cell>
          <table:table-cell office:value-type="string" table:style-name="ce2">
            <text:p>勝又清和</text:p>
          </table:table-cell>
          <table:table-cell office:value-type="string" table:style-name="ce2">
            <text:p>中村太地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table:style-name="ce4"/>
          <table:table-cell office:value-type="string" table:style-name="ce2">
            <text:p>03回戦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17-08-15T00:00:00" table:style-name="ce5">
            <text:p>2017/8/15</text:p>
          </table:table-cell>
          <table:table-cell office:value-type="string" table:style-name="ce2">
            <text:p>勝又清和</text:p>
          </table:table-cell>
          <table:table-cell office:value-type="string" table:style-name="ce2">
            <text:p>中村太地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6">
            <text:p>Aブロック</text:p>
          </table:table-cell>
          <table:table-cell office:value-type="string" table:style-name="ce2">
            <text:p>03回戦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17-08-30T00:00:00" table:style-name="ce5">
            <text:p>2017/8/30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4">
            <text:p>03回戦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17-08-30T00:00:00" table:style-name="ce5">
            <text:p>2017/8/30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6">
            <text:p>04回戦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17-09-01T00:00:00" table:style-name="ce5">
            <text:p>2017/9/1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三浦弘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4">
            <text:p>04回戦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17-09-01T00:00:00" table:style-name="ce5">
            <text:p>2017/9/1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三浦弘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6">
            <text:p>03回戦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17-09-13T00:00:00" table:style-name="ce5">
            <text:p>2017/9/13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久保利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4">
            <text:p>04回戦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17-09-13T00:00:00" table:style-name="ce5">
            <text:p>2017/9/13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久保利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6">
            <text:p>05回戦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17-09-14T00:00:00" table:style-name="ce5">
            <text:p>2017/9/14</text:p>
          </table:table-cell>
          <table:table-cell office:value-type="string" table:style-name="ce2">
            <text:p>村山慈明</text:p>
          </table:table-cell>
          <table:table-cell office:value-type="string" table:style-name="ce2">
            <text:p>飯塚祐紀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17-09-14T00:00:00" table:style-name="ce5">
            <text:p>2017/9/14</text:p>
          </table:table-cell>
          <table:table-cell office:value-type="string" table:style-name="ce2">
            <text:p>田村康介</text:p>
          </table:table-cell>
          <table:table-cell office:value-type="string" table:style-name="ce2">
            <text:p>阿部健治郎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17-09-14T00:00:00" table:style-name="ce5">
            <text:p>2017/9/14</text:p>
          </table:table-cell>
          <table:table-cell office:value-type="string" table:style-name="ce2">
            <text:p>村山慈明</text:p>
          </table:table-cell>
          <table:table-cell office:value-type="string" table:style-name="ce2">
            <text:p>阿部健治郎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3回戦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17-09-14T00:00:00" table:style-name="ce5">
            <text:p>2017/9/14</text:p>
          </table:table-cell>
          <table:table-cell office:value-type="string" table:style-name="ce2">
            <text:p>村山慈明</text:p>
          </table:table-cell>
          <table:table-cell office:value-type="string" table:style-name="ce2">
            <text:p>飯塚祐紀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17-09-14T00:00:00" table:style-name="ce5">
            <text:p>2017/9/14</text:p>
          </table:table-cell>
          <table:table-cell office:value-type="string" table:style-name="ce2">
            <text:p>田村康介</text:p>
          </table:table-cell>
          <table:table-cell office:value-type="string" table:style-name="ce2">
            <text:p>阿部健治郎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17-09-14T00:00:00" table:style-name="ce5">
            <text:p>2017/9/14</text:p>
          </table:table-cell>
          <table:table-cell office:value-type="string" table:style-name="ce2">
            <text:p>村山慈明</text:p>
          </table:table-cell>
          <table:table-cell office:value-type="string" table:style-name="ce2">
            <text:p>阿部健治郎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17-09-22T00:00:00" table:style-name="ce5">
            <text:p>2017/9/22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稲葉陽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4">
            <text:p>04回戦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17-09-22T00:00:00" table:style-name="ce5">
            <text:p>2017/9/22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稲葉陽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6">
            <text:p>05回戦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17-10-14T00:00:00" table:style-name="ce5">
            <text:p>2017/10/14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中川大輔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八段戦</text:p>
          </table:table-cell>
          <table:table-cell office:value-type="string" table:style-name="ce4">
            <text:p>Cブロック</text:p>
          </table:table-cell>
          <table:table-cell office:value-type="string" table:style-name="ce2">
            <text:p>決勝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17-10-14T00:00:00" table:style-name="ce5">
            <text:p>2017/10/14</text:p>
          </table:table-cell>
          <table:table-cell office:value-type="string" table:style-name="ce2">
            <text:p>広瀬章人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4">
            <text:p>03回戦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17-10-14T00:00:00" table:style-name="ce5">
            <text:p>2017/10/14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中川大輔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八段戦</text:p>
          </table:table-cell>
          <table:table-cell office:value-type="string" table:style-name="ce6">
            <text:p>Bブロック</text:p>
          </table:table-cell>
          <table:table-cell office:value-type="string" table:style-name="ce2">
            <text:p>決勝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17-10-14T00:00:00" table:style-name="ce5">
            <text:p>2017/10/14</text:p>
          </table:table-cell>
          <table:table-cell office:value-type="string" table:style-name="ce2">
            <text:p>広瀬章人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6">
            <text:p>決勝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17-10-25T00:00:00" table:style-name="ce5">
            <text:p>2017/10/25</text:p>
          </table:table-cell>
          <table:table-cell office:value-type="string" table:style-name="ce2">
            <text:p>屋敷伸之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4">
            <text:p>06回戦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17-10-25T00:00:00" table:style-name="ce5">
            <text:p>2017/10/25</text:p>
          </table:table-cell>
          <table:table-cell office:value-type="string" table:style-name="ce2">
            <text:p>屋敷伸之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6">
            <text:p>05回戦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17-10-26T00:00:00" table:style-name="ce5">
            <text:p>2017/10/26</text:p>
          </table:table-cell>
          <table:table-cell office:value-type="string" table:style-name="ce2">
            <text:p>深浦康市</text:p>
          </table:table-cell>
          <table:table-cell office:value-type="string" table:style-name="ce2">
            <text:p>羽生善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4">
            <text:p>06回戦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17-10-26T00:00:00" table:style-name="ce5">
            <text:p>2017/10/26</text:p>
          </table:table-cell>
          <table:table-cell office:value-type="string" table:style-name="ce2">
            <text:p>深浦康市</text:p>
          </table:table-cell>
          <table:table-cell office:value-type="string" table:style-name="ce2">
            <text:p>羽生善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6">
            <text:p>05回戦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17-11-10T00:00:00" table:style-name="ce5">
            <text:p>2017/11/10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中村太地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2組</text:p>
          </table:table-cell>
          <table:table-cell table:style-name="ce2"/>
          <table:table-cell office:value-type="string" table:style-name="ce4">
            <text:p>07回戦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17-11-10T00:00:00" table:style-name="ce5">
            <text:p>2017/11/10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中村太地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2組</text:p>
          </table:table-cell>
          <table:table-cell table:style-name="ce2"/>
          <table:table-cell office:value-type="string" table:style-name="ce6">
            <text:p>06回戦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18-03-04T00:00:00" table:style-name="ce5">
            <text:p>2018/3/4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2組</text:p>
          </table:table-cell>
          <table:table-cell table:style-name="ce2"/>
          <table:table-cell office:value-type="string" table:style-name="ce4">
            <text:p>09回戦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18-03-04T00:00:00" table:style-name="ce5">
            <text:p>2018/3/4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2組</text:p>
          </table:table-cell>
          <table:table-cell table:style-name="ce2"/>
          <table:table-cell office:value-type="string" table:style-name="ce6">
            <text:p>10回戦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18-03-09T00:00:00" table:style-name="ce5">
            <text:p>2018/3/9</text:p>
          </table:table-cell>
          <table:table-cell office:value-type="string" table:style-name="ce2">
            <text:p>阿久津主税</text:p>
          </table:table-cell>
          <table:table-cell office:value-type="string" table:style-name="ce2">
            <text:p>松尾歩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10回戦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18-03-09T00:00:00" table:style-name="ce5">
            <text:p>2018/3/9</text:p>
          </table:table-cell>
          <table:table-cell office:value-type="string" table:style-name="ce2">
            <text:p>山崎隆之</text:p>
          </table:table-cell>
          <table:table-cell office:value-type="string" table:style-name="ce2">
            <text:p>斎藤慎太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10回戦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18-03-09T00:00:00" table:style-name="ce5">
            <text:p>2018/3/9</text:p>
          </table:table-cell>
          <table:table-cell office:value-type="string" table:style-name="ce2">
            <text:p>木村一基</text:p>
          </table:table-cell>
          <table:table-cell office:value-type="string" table:style-name="ce2">
            <text:p>糸谷哲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10回戦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18-03-09T00:00:00" table:style-name="ce5">
            <text:p>2018/3/9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橋本崇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10回戦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18-03-09T00:00:00" table:style-name="ce5">
            <text:p>2018/3/9</text:p>
          </table:table-cell>
          <table:table-cell office:value-type="string" table:style-name="ce2">
            <text:p>丸山忠久</text:p>
          </table:table-cell>
          <table:table-cell office:value-type="string" table:style-name="ce2">
            <text:p>菅井竜也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10回戦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18-03-09T00:00:00" table:style-name="ce5">
            <text:p>2018/3/9</text:p>
          </table:table-cell>
          <table:table-cell office:value-type="string" table:style-name="ce2">
            <text:p>阿久津主税</text:p>
          </table:table-cell>
          <table:table-cell office:value-type="string" table:style-name="ce2">
            <text:p>松尾歩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18-03-09T00:00:00" table:style-name="ce5">
            <text:p>2018/3/9</text:p>
          </table:table-cell>
          <table:table-cell office:value-type="string" table:style-name="ce2">
            <text:p>山崎隆之</text:p>
          </table:table-cell>
          <table:table-cell office:value-type="string" table:style-name="ce2">
            <text:p>斎藤慎太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18-03-09T00:00:00" table:style-name="ce5">
            <text:p>2018/3/9</text:p>
          </table:table-cell>
          <table:table-cell office:value-type="string" table:style-name="ce2">
            <text:p>木村一基</text:p>
          </table:table-cell>
          <table:table-cell office:value-type="string" table:style-name="ce2">
            <text:p>糸谷哲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18-03-09T00:00:00" table:style-name="ce5">
            <text:p>2018/3/9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橋本崇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18-03-09T00:00:00" table:style-name="ce5">
            <text:p>2018/3/9</text:p>
          </table:table-cell>
          <table:table-cell office:value-type="string" table:style-name="ce2">
            <text:p>丸山忠久</text:p>
          </table:table-cell>
          <table:table-cell office:value-type="string" table:style-name="ce2">
            <text:p>菅井竜也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18-07-04T00:00:00" table:style-name="ce5">
            <text:p>2018/7/4</text:p>
          </table:table-cell>
          <table:table-cell office:value-type="string" table:style-name="ce2">
            <text:p>神谷広志</text:p>
          </table:table-cell>
          <table:table-cell office:value-type="string" table:style-name="ce2">
            <text:p>野月浩貴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18-07-04T00:00:00" table:style-name="ce5">
            <text:p>2018/7/4</text:p>
          </table:table-cell>
          <table:table-cell office:value-type="string" table:style-name="ce2">
            <text:p>神谷広志</text:p>
          </table:table-cell>
          <table:table-cell office:value-type="string" table:style-name="ce2">
            <text:p>野月浩貴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18-07-05T00:00:00" table:style-name="ce5">
            <text:p>2018/7/5</text:p>
          </table:table-cell>
          <table:table-cell office:value-type="string" table:style-name="ce2">
            <text:p>広瀬章人</text:p>
          </table:table-cell>
          <table:table-cell office:value-type="string" table:style-name="ce2">
            <text:p>中川大輔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18-07-05T00:00:00" table:style-name="ce5">
            <text:p>2018/7/5</text:p>
          </table:table-cell>
          <table:table-cell office:value-type="string" table:style-name="ce2">
            <text:p>浦野真彦</text:p>
          </table:table-cell>
          <table:table-cell office:value-type="string" table:style-name="ce2">
            <text:p>北浜健介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18-07-05T00:00:00" table:style-name="ce5">
            <text:p>2018/7/5</text:p>
          </table:table-cell>
          <table:table-cell office:value-type="string" table:style-name="ce2">
            <text:p>広瀬章人</text:p>
          </table:table-cell>
          <table:table-cell office:value-type="string" table:style-name="ce2">
            <text:p>中川大輔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18-07-05T00:00:00" table:style-name="ce5">
            <text:p>2018/7/5</text:p>
          </table:table-cell>
          <table:table-cell office:value-type="string" table:style-name="ce2">
            <text:p>浦野真彦</text:p>
          </table:table-cell>
          <table:table-cell office:value-type="string" table:style-name="ce2">
            <text:p>北浜健介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18-07-12T00:00:00" table:style-name="ce5">
            <text:p>2018/7/12</text:p>
          </table:table-cell>
          <table:table-cell office:value-type="string" table:style-name="ce2">
            <text:p>日浦市郎</text:p>
          </table:table-cell>
          <table:table-cell office:value-type="string" table:style-name="ce2">
            <text:p>中田宏樹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18-07-12T00:00:00" table:style-name="ce5">
            <text:p>2018/7/12</text:p>
          </table:table-cell>
          <table:table-cell office:value-type="string" table:style-name="ce2">
            <text:p>日浦市郎</text:p>
          </table:table-cell>
          <table:table-cell office:value-type="string" table:style-name="ce2">
            <text:p>中田宏樹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18-07-17T00:00:00" table:style-name="ce5">
            <text:p>2018/7/17</text:p>
          </table:table-cell>
          <table:table-cell office:value-type="string" table:style-name="ce2">
            <text:p>阿久津主税</text:p>
          </table:table-cell>
          <table:table-cell office:value-type="string" table:style-name="ce2">
            <text:p>東和男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18-07-17T00:00:00" table:style-name="ce5">
            <text:p>2018/7/17</text:p>
          </table:table-cell>
          <table:table-cell office:value-type="string" table:style-name="ce2">
            <text:p>阿久津主税</text:p>
          </table:table-cell>
          <table:table-cell office:value-type="string" table:style-name="ce2">
            <text:p>東和男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18-07-25T00:00:00" table:style-name="ce5">
            <text:p>2018/7/25</text:p>
          </table:table-cell>
          <table:table-cell office:value-type="string" table:style-name="ce2">
            <text:p>泉正樹</text:p>
          </table:table-cell>
          <table:table-cell office:value-type="string" table:style-name="ce2">
            <text:p>阿部隆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18-07-25T00:00:00" table:style-name="ce5">
            <text:p>2018/7/25</text:p>
          </table:table-cell>
          <table:table-cell office:value-type="string" table:style-name="ce2">
            <text:p>泉正樹</text:p>
          </table:table-cell>
          <table:table-cell office:value-type="string" table:style-name="ce2">
            <text:p>阿部隆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6">
            <text:p>01回戦</text:p>
          </table:table-cell>
          <table:table-cell table:number-columns-repeated="16375" table:style-name="ce2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18-08-04T00:00:00" table:style-name="ce5">
            <text:p>2018/8/4</text:p>
          </table:table-cell>
          <table:table-cell office:value-type="string" table:style-name="ce2">
            <text:p>松尾歩</text:p>
          </table:table-cell>
          <table:table-cell office:value-type="string" table:style-name="ce2">
            <text:p>稲葉陽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4">
            <text:p>02回戦</text:p>
          </table:table-cell>
          <table:table-cell table:number-columns-repeated="16375" table:style-name="ce2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18-08-04T00:00:00" table:style-name="ce5">
            <text:p>2018/8/4</text:p>
          </table:table-cell>
          <table:table-cell office:value-type="string" table:style-name="ce2">
            <text:p>松尾歩</text:p>
          </table:table-cell>
          <table:table-cell office:value-type="string" table:style-name="ce2">
            <text:p>稲葉陽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6">
            <text:p>01回戦</text:p>
          </table:table-cell>
          <table:table-cell table:number-columns-repeated="16375" table:style-name="ce2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18-08-07T00:00:00" table:style-name="ce5">
            <text:p>2018/8/7</text:p>
          </table:table-cell>
          <table:table-cell office:value-type="string" table:style-name="ce2">
            <text:p>真田圭一</text:p>
          </table:table-cell>
          <table:table-cell office:value-type="string" table:style-name="ce2">
            <text:p>畠山成幸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4">
            <text:p>02回戦</text:p>
          </table:table-cell>
          <table:table-cell table:number-columns-repeated="16375" table:style-name="ce2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18-08-07T00:00:00" table:style-name="ce5">
            <text:p>2018/8/7</text:p>
          </table:table-cell>
          <table:table-cell office:value-type="string" table:style-name="ce2">
            <text:p>真田圭一</text:p>
          </table:table-cell>
          <table:table-cell office:value-type="string" table:style-name="ce2">
            <text:p>畠山成幸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6">
            <text:p>01回戦</text:p>
          </table:table-cell>
          <table:table-cell table:number-columns-repeated="16375" table:style-name="ce2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19-02-15T00:00:00" table:style-name="ce5">
            <text:p>2019/2/15</text:p>
          </table:table-cell>
          <table:table-cell office:value-type="string" table:style-name="ce2">
            <text:p>井出隼平</text:p>
          </table:table-cell>
          <table:table-cell office:value-type="string" table:style-name="ce2">
            <text:p>岡崎洋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4">
            <text:p>02回戦</text:p>
          </table:table-cell>
          <table:table-cell table:number-columns-repeated="16375" table:style-name="ce2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19-02-15T00:00:00" table:style-name="ce5">
            <text:p>2019/2/15</text:p>
          </table:table-cell>
          <table:table-cell office:value-type="string" table:style-name="ce2">
            <text:p>井出隼平</text:p>
          </table:table-cell>
          <table:table-cell office:value-type="string" table:style-name="ce2">
            <text:p>岡崎洋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6">
            <text:p>03回戦</text:p>
          </table:table-cell>
          <table:table-cell table:number-columns-repeated="16375" table:style-name="ce2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19-07-08T00:00:00" table:style-name="ce5">
            <text:p>2019/7/8</text:p>
          </table:table-cell>
          <table:table-cell office:value-type="string" table:style-name="ce2">
            <text:p>佐藤天彦</text:p>
          </table:table-cell>
          <table:table-cell office:value-type="string" table:style-name="ce2">
            <text:p>木村一基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2">
            <text:p>決勝トーナメント</text:p>
          </table:table-cell>
          <table:table-cell table:style-name="ce2"/>
          <table:table-cell office:value-type="string" table:style-name="ce4">
            <text:p>04回戦</text:p>
          </table:table-cell>
          <table:table-cell table:number-columns-repeated="16375" table:style-name="ce2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19-07-08T00:00:00" table:style-name="ce5">
            <text:p>2019/7/8</text:p>
          </table:table-cell>
          <table:table-cell office:value-type="string" table:style-name="ce2">
            <text:p>佐藤天彦</text:p>
          </table:table-cell>
          <table:table-cell office:value-type="string" table:style-name="ce2">
            <text:p>木村一基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2">
            <text:p>決勝トーナメント</text:p>
          </table:table-cell>
          <table:table-cell table:style-name="ce2"/>
          <table:table-cell office:value-type="string" table:style-name="ce6">
            <text:p>準々決勝</text:p>
          </table:table-cell>
          <table:table-cell table:number-columns-repeated="16375" table:style-name="ce2"/>
        </table:table-row>
        <table:table-row table:style-name="ro1" table:visibility="filter">
          <table:table-cell office:value-type="string" table:style-name="ce4">
            <text:p>誤</text:p>
          </table:table-cell>
          <table:table-cell office:value-type="date" office:date-value="2019-08-08T00:00:00" table:style-name="ce5">
            <text:p>2019/8/8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野月浩貴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4">
            <text:p>3組</text:p>
          </table:table-cell>
          <table:table-cell office:value-type="string" table:style-name="ce2">
            <text:p>昇級者決定戦</text:p>
          </table:table-cell>
          <table:table-cell office:value-type="string" table:style-name="ce2">
            <text:p>04回戦</text:p>
          </table:table-cell>
          <table:table-cell table:number-columns-repeated="16375" table:style-name="ce2"/>
        </table:table-row>
        <table:table-row table:style-name="ro1" table:visibility="filter">
          <table:table-cell office:value-type="string" table:style-name="ce6">
            <text:p>正</text:p>
          </table:table-cell>
          <table:table-cell office:value-type="date" office:date-value="2019-08-08T00:00:00" table:style-name="ce5">
            <text:p>2019/8/8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野月浩貴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6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2">
            <text:p>04回戦</text:p>
          </table:table-cell>
          <table:table-cell table:number-columns-repeated="16375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5-01-08T00:00:00" table:style-name="ce5">
            <text:p>1965/1/8</text:p>
          </table:table-cell>
          <table:table-cell office:value-type="string" table:style-name="ce2">
            <text:p>加藤博二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棋聖戦</text:p>
          </table:table-cell>
          <table:table-cell office:value-type="string" table:style-name="ce2">
            <text:p>第06期</text:p>
          </table:table-cell>
          <table:table-cell office:value-type="string" table:style-name="ce2">
            <text:p>二次予選</text:p>
          </table:table-cell>
          <table:table-cell office:value-type="string" table:style-name="ce2">
            <text:p>04組</text:p>
          </table:table-cell>
          <table:table-cell office:value-type="string" table:style-name="ce2">
            <text:p>02回戦</text:p>
          </table:table-cell>
          <table:table-cell office:value-type="string" table:style-name="ce4">
            <text:p>加藤博二 勝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5-01-08T00:00:00" table:style-name="ce5">
            <text:p>1965/1/8</text:p>
          </table:table-cell>
          <table:table-cell office:value-type="string" table:style-name="ce2">
            <text:p>加藤博二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棋聖戦</text:p>
          </table:table-cell>
          <table:table-cell office:value-type="string" table:style-name="ce2">
            <text:p>第06期</text:p>
          </table:table-cell>
          <table:table-cell office:value-type="string" table:style-name="ce2">
            <text:p>二次予選</text:p>
          </table:table-cell>
          <table:table-cell office:value-type="string" table:style-name="ce2">
            <text:p>04組</text:p>
          </table:table-cell>
          <table:table-cell office:value-type="string" table:style-name="ce2">
            <text:p>02回戦</text:p>
          </table:table-cell>
          <table:table-cell office:value-type="string" table:style-name="ce6">
            <text:p>坂口允彦 勝</text:p>
          </table:table-cell>
          <table:table-cell table:number-columns-repeated="16374"/>
        </table:table-row>
        <table:table-row table:number-rows-repeated="1048018" table:style-name="ro1">
          <table:table-cell table:number-columns-repeated="16384"/>
        </table:table-row>
      </table:table>
      <table:database-ranges>
        <table:database-range table:target-range-address="errors.A302:errors.J319" table:contains-header="false">
          <table:sort>
            <table:sort-by table:field-number="1"/>
          </table:sort>
        </table:database-range>
        <table:database-range table:target-range-address="errors.A1:errors.J555" table:display-filter-buttons="true">
          <table:filter>
            <table:filter-condition table:field-number="9" table:value="0" table:operator="!empty" table:data-type="number"/>
          </table:filter>
          <table:sort>
            <table:sort-by table:field-number="9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等线" svg:font-family="等线"/>
    <style:font-face style:name="宋体" svg:font-family="宋体"/>
    <style:font-face style:name="Courier New" svg:font-family="&quot;Courier New&quot;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style:style style:name="Default" style:family="table-cell" style:data-style-name="N0">
      <style:table-cell-properties style:vertical-align="middle" fo:background-color="transparent"/>
      <style:text-properties fo:color="#000000" style:font-name="等线" style:font-name-asian="等线" style:font-name-complex="等线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430</meta:generator>
    <meta:initial-creator>Micheal Johnson</meta:initial-creator>
    <dc:creator>Micheal Johnson</dc:creator>
    <meta:creation-date>2020-01-27T03:42:23Z</meta:creation-date>
    <dc:date>2020-02-10T01:03:56Z</dc:date>
    <meta:user-defined meta:name="WorkbookGuid">dfd2ee33-1efe-4fa1-a778-61e8eb1776c8</meta:user-defined>
  </office:meta>
</office:document-meta>
</file>